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style:font-name="Ubuntu" fo:font-size="14pt" fo:font-weight="bold" officeooo:rsid="0013969c" officeooo:paragraph-rsid="0013969c" style:font-size-asian="14pt" style:font-weight-asian="bold" style:font-size-complex="14pt" style:font-weight-complex="bold"/>
    </style:style>
    <style:style style:name="P2" style:family="paragraph" style:parent-style-name="Standard">
      <style:paragraph-properties fo:text-align="start" style:justify-single-word="false"/>
      <style:text-properties style:font-name="Ubuntu" fo:font-size="14pt" fo:font-weight="bold" officeooo:rsid="00272bd4" officeooo:paragraph-rsid="00272bd4" style:font-size-asian="14pt" style:font-weight-asian="bold" style:font-size-complex="14pt" style:font-weight-complex="bold"/>
    </style:style>
    <style:style style:name="P3" style:family="paragraph" style:parent-style-name="Standard">
      <style:paragraph-properties fo:text-align="start" style:justify-single-word="false"/>
      <style:text-properties style:font-name="Ubuntu" fo:font-size="14pt" fo:font-weight="bold" officeooo:rsid="00414042" officeooo:paragraph-rsid="00414042" style:font-size-asian="14pt" style:font-weight-asian="bold" style:font-size-complex="14pt" style:font-weight-complex="bold"/>
    </style:style>
    <style:style style:name="P4" style:family="paragraph" style:parent-style-name="Standard">
      <style:paragraph-properties fo:text-align="start" style:justify-single-word="false"/>
      <style:text-properties style:font-name="Ubuntu" fo:font-size="14pt" fo:font-weight="bold" officeooo:rsid="0041d85a" officeooo:paragraph-rsid="0041d85a" style:font-size-asian="14pt" style:font-weight-asian="bold" style:font-size-complex="14pt" style:font-weight-complex="bold"/>
    </style:style>
    <style:style style:name="P5" style:family="paragraph" style:parent-style-name="Standard">
      <style:paragraph-properties fo:text-align="center" style:justify-single-word="false"/>
      <style:text-properties style:font-name="Ubuntu" fo:font-size="14pt" fo:font-weight="bold" officeooo:rsid="0041d85a" officeooo:paragraph-rsid="0041d85a" style:font-size-asian="14pt" style:font-weight-asian="bold" style:font-size-complex="14pt" style:font-weight-complex="bold"/>
    </style:style>
    <style:style style:name="P6" style:family="paragraph" style:parent-style-name="Standard">
      <style:paragraph-properties fo:text-align="center" style:justify-single-word="false"/>
      <style:text-properties style:font-name="Ubuntu" fo:font-size="14pt" fo:font-weight="bold" officeooo:rsid="004b3f5e" officeooo:paragraph-rsid="004b3f5e"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Ubuntu" fo:font-size="14pt" fo:font-weight="bold" officeooo:rsid="0053824e" officeooo:paragraph-rsid="0053824e" style:font-size-asian="14pt" style:font-weight-asian="bold" style:font-size-complex="14pt" style:font-weight-complex="bold"/>
    </style:style>
    <style:style style:name="P8" style:family="paragraph" style:parent-style-name="Standard">
      <style:paragraph-properties fo:text-align="center" style:justify-single-word="false"/>
      <style:text-properties style:font-name="Ubuntu" fo:font-size="14pt" fo:font-weight="bold" officeooo:rsid="005af54c" officeooo:paragraph-rsid="005af54c" style:font-size-asian="14pt" style:font-weight-asian="bold" style:font-size-complex="14pt" style:font-weight-complex="bold"/>
    </style:style>
    <style:style style:name="P9" style:family="paragraph" style:parent-style-name="Standard">
      <style:paragraph-properties fo:text-align="center" style:justify-single-word="false"/>
      <style:text-properties style:font-name="Ubuntu" fo:font-size="14pt" fo:font-weight="bold" officeooo:rsid="006145b5" officeooo:paragraph-rsid="006145b5" style:font-size-asian="14pt" style:font-weight-asian="bold" style:font-size-complex="14pt" style:font-weight-complex="bold"/>
    </style:style>
    <style:style style:name="P10" style:family="paragraph" style:parent-style-name="Standard">
      <style:paragraph-properties fo:text-align="center" style:justify-single-word="false"/>
      <style:text-properties style:font-name="Ubuntu" fo:font-size="14pt" fo:font-weight="bold" officeooo:rsid="0079e4c5" officeooo:paragraph-rsid="0079e4c5"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font-name="Ubuntu" fo:font-size="14pt" fo:font-weight="bold" officeooo:rsid="007ea1ab" officeooo:paragraph-rsid="007ea1ab"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Ubuntu" fo:font-size="14pt" fo:font-weight="bold" officeooo:rsid="007f44ed" officeooo:paragraph-rsid="007f4591" style:font-size-asian="14pt" style:font-weight-asian="bold" style:font-size-complex="14pt" style:font-weight-complex="bold"/>
    </style:style>
    <style:style style:name="P13" style:family="paragraph" style:parent-style-name="Standard">
      <style:paragraph-properties fo:text-align="start" style:justify-single-word="false"/>
      <style:text-properties style:font-name="Ubuntu" fo:font-size="14pt" fo:font-weight="bold" officeooo:rsid="008249de" officeooo:paragraph-rsid="008249de" style:font-size-asian="14pt" style:font-weight-asian="bold" style:font-size-complex="14pt" style:font-weight-complex="bold"/>
    </style:style>
    <style:style style:name="P14" style:family="paragraph" style:parent-style-name="Standard">
      <style:paragraph-properties fo:text-align="start" style:justify-single-word="false"/>
      <style:text-properties style:font-name="Ubuntu" fo:font-size="14pt" fo:font-weight="bold" officeooo:rsid="00852e26" officeooo:paragraph-rsid="00852e26" style:font-size-asian="14pt" style:font-weight-asian="bold" style:font-size-complex="14pt" style:font-weight-complex="bold"/>
    </style:style>
    <style:style style:name="P15" style:family="paragraph" style:parent-style-name="Standard">
      <style:paragraph-properties fo:text-align="center" style:justify-single-word="false"/>
      <style:text-properties style:font-name="Ubuntu" fo:font-size="14pt" fo:font-weight="bold" officeooo:rsid="00877698" officeooo:paragraph-rsid="00877698" style:font-size-asian="14pt" style:font-weight-asian="bold" style:font-size-complex="14pt" style:font-weight-complex="bold"/>
    </style:style>
    <style:style style:name="P16" style:family="paragraph" style:parent-style-name="Standard">
      <style:paragraph-properties fo:text-align="center" style:justify-single-word="false"/>
      <style:text-properties style:font-name="Ubuntu" fo:font-size="14pt" fo:font-weight="bold" officeooo:rsid="008ff17a" officeooo:paragraph-rsid="008ff17a" style:font-size-asian="14pt" style:font-weight-asian="bold" style:font-size-complex="14pt" style:font-weight-complex="bold"/>
    </style:style>
    <style:style style:name="P17" style:family="paragraph" style:parent-style-name="Standard">
      <style:paragraph-properties fo:text-align="center" style:justify-single-word="false"/>
      <style:text-properties style:font-name="Ubuntu" fo:font-size="14pt" fo:font-weight="bold" officeooo:rsid="00915428" officeooo:paragraph-rsid="00915428" style:font-size-asian="14pt" style:font-weight-asian="bold" style:font-size-complex="14pt" style:font-weight-complex="bold"/>
    </style:style>
    <style:style style:name="P18" style:family="paragraph" style:parent-style-name="Standard">
      <style:paragraph-properties fo:text-align="center" style:justify-single-word="false"/>
      <style:text-properties style:font-name="Ubuntu" fo:font-size="14pt" fo:font-weight="bold" officeooo:rsid="0091ec46" officeooo:paragraph-rsid="0091ec46" style:font-size-asian="14pt" style:font-weight-asian="bold" style:font-size-complex="14pt" style:font-weight-complex="bold"/>
    </style:style>
    <style:style style:name="P19" style:family="paragraph" style:parent-style-name="Standard">
      <style:paragraph-properties fo:text-align="center" style:justify-single-word="false"/>
      <style:text-properties style:font-name="Ubuntu" fo:font-size="14pt" fo:font-weight="bold" officeooo:rsid="00942902" officeooo:paragraph-rsid="00942902" style:font-size-asian="14pt" style:font-weight-asian="bold" style:font-size-complex="14pt" style:font-weight-complex="bold"/>
    </style:style>
    <style:style style:name="P20" style:family="paragraph" style:parent-style-name="Standard">
      <style:paragraph-properties fo:text-align="start" style:justify-single-word="false"/>
      <style:text-properties style:font-name="Ubuntu" fo:font-size="14pt" fo:font-weight="bold" officeooo:rsid="006ad228" officeooo:paragraph-rsid="0069659d" style:font-size-asian="14pt" style:font-weight-asian="bold" style:font-size-complex="14pt" style:font-weight-complex="bold"/>
    </style:style>
    <style:style style:name="P21" style:family="paragraph" style:parent-style-name="Standard">
      <style:paragraph-properties fo:text-align="start" style:justify-single-word="false"/>
      <style:text-properties style:font-name="Ubuntu" fo:font-size="14pt" fo:font-weight="bold" officeooo:rsid="007c72c9" officeooo:paragraph-rsid="007c72c9" style:font-size-asian="14pt" style:font-weight-asian="bold" style:font-size-complex="14pt" style:font-weight-complex="bold"/>
    </style:style>
    <style:style style:name="P22" style:family="paragraph" style:parent-style-name="Standard">
      <style:paragraph-properties fo:text-align="start" style:justify-single-word="false"/>
      <style:text-properties style:font-name="Ubuntu" fo:font-size="14pt" fo:font-weight="bold" officeooo:rsid="00b0bb9f" officeooo:paragraph-rsid="00b0bb9f" style:font-size-asian="14pt" style:font-weight-asian="bold" style:font-size-complex="14pt" style:font-weight-complex="bold"/>
    </style:style>
    <style:style style:name="P23" style:family="paragraph" style:parent-style-name="Standard">
      <style:paragraph-properties fo:text-align="start" style:justify-single-word="false"/>
      <style:text-properties style:font-name="Ubuntu" fo:font-size="14pt" fo:font-weight="bold" officeooo:rsid="00b17b3b" officeooo:paragraph-rsid="00b17b3b"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Ubuntu" fo:font-size="14pt" fo:font-weight="bold" officeooo:rsid="00b776d3" officeooo:paragraph-rsid="00b776d3" style:font-size-asian="14pt" style:font-weight-asian="bold" style:font-size-complex="14pt" style:font-weight-complex="bold"/>
    </style:style>
    <style:style style:name="P25" style:family="paragraph" style:parent-style-name="Standard">
      <style:paragraph-properties fo:text-align="center" style:justify-single-word="false"/>
      <style:text-properties style:font-name="Ubuntu" fo:font-size="14pt" fo:font-weight="bold" officeooo:rsid="00bedec7" officeooo:paragraph-rsid="00bedec7" style:font-size-asian="14pt" style:font-weight-asian="bold" style:font-size-complex="14pt" style:font-weight-complex="bold"/>
    </style:style>
    <style:style style:name="P26" style:family="paragraph" style:parent-style-name="Standard">
      <style:paragraph-properties fo:text-align="center" style:justify-single-word="false"/>
      <style:text-properties style:font-name="Ubuntu" fo:font-size="14pt" fo:font-weight="bold" officeooo:rsid="00c58fda" officeooo:paragraph-rsid="00c58fda" style:font-size-asian="14pt" style:font-weight-asian="bold" style:font-size-complex="14pt" style:font-weight-complex="bold"/>
    </style:style>
    <style:style style:name="P27" style:family="paragraph" style:parent-style-name="Standard">
      <style:paragraph-properties fo:text-align="start" style:justify-single-word="false"/>
      <style:text-properties style:font-name="Ubuntu" fo:font-size="14pt" fo:font-weight="normal" officeooo:rsid="00143a97" officeooo:paragraph-rsid="00143a97" style:font-size-asian="14pt" style:font-weight-asian="normal" style:font-size-complex="14pt" style:font-weight-complex="normal"/>
    </style:style>
    <style:style style:name="P28" style:family="paragraph" style:parent-style-name="Standard">
      <style:paragraph-properties fo:text-align="start" style:justify-single-word="false"/>
      <style:text-properties style:font-name="Ubuntu" fo:font-size="14pt" fo:font-weight="normal" officeooo:rsid="003ac809" officeooo:paragraph-rsid="0046fb65" style:font-size-asian="14pt" style:font-weight-asian="normal" style:font-size-complex="14pt" style:font-weight-complex="normal"/>
    </style:style>
    <style:style style:name="P29" style:family="paragraph" style:parent-style-name="Standard">
      <style:paragraph-properties fo:text-align="start" style:justify-single-word="false"/>
      <style:text-properties style:font-name="Ubuntu" fo:font-size="14pt" fo:font-weight="normal" officeooo:rsid="0041161b" officeooo:paragraph-rsid="0041161b" style:font-size-asian="14pt" style:font-weight-asian="normal" style:font-size-complex="14pt" style:font-weight-complex="normal"/>
    </style:style>
    <style:style style:name="P30" style:family="paragraph" style:parent-style-name="Standard">
      <style:paragraph-properties fo:text-align="start" style:justify-single-word="false"/>
      <style:text-properties style:font-name="Ubuntu" fo:font-size="14pt" fo:font-weight="normal" officeooo:rsid="0041161b" officeooo:paragraph-rsid="0046fb65" style:font-size-asian="14pt" style:font-weight-asian="normal" style:font-size-complex="14pt" style:font-weight-complex="normal"/>
    </style:style>
    <style:style style:name="P31" style:family="paragraph" style:parent-style-name="Standard">
      <style:paragraph-properties fo:text-align="start" style:justify-single-word="false"/>
      <style:text-properties style:font-name="Ubuntu" fo:font-size="14pt" fo:font-weight="normal" officeooo:rsid="0041161b" officeooo:paragraph-rsid="00143a97" style:font-size-asian="14pt" style:font-weight-asian="normal" style:font-size-complex="14pt" style:font-weight-complex="normal"/>
    </style:style>
    <style:style style:name="P32" style:family="paragraph" style:parent-style-name="Standard">
      <style:paragraph-properties fo:text-align="start" style:justify-single-word="false"/>
      <style:text-properties style:font-name="Ubuntu" fo:font-size="14pt" fo:font-weight="normal" officeooo:rsid="0041d85a" officeooo:paragraph-rsid="0041d85a" style:font-size-asian="14pt" style:font-weight-asian="normal" style:font-size-complex="14pt" style:font-weight-complex="normal"/>
    </style:style>
    <style:style style:name="P33" style:family="paragraph" style:parent-style-name="Standard">
      <style:paragraph-properties fo:text-align="start" style:justify-single-word="false"/>
      <style:text-properties style:font-name="Ubuntu" fo:font-size="14pt" fo:font-weight="normal" officeooo:rsid="0045cb7a" officeooo:paragraph-rsid="0045cb7a"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Ubuntu" fo:font-size="14pt" fo:font-weight="normal" officeooo:rsid="0046fb65" officeooo:paragraph-rsid="0046fb65"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style:font-name="Ubuntu" fo:font-size="14pt" fo:font-weight="normal" officeooo:rsid="0047e5a6" officeooo:paragraph-rsid="0047e5a6" style:font-size-asian="14pt" style:font-weight-asian="normal" style:font-size-complex="14pt" style:font-weight-complex="normal"/>
    </style:style>
    <style:style style:name="P36" style:family="paragraph" style:parent-style-name="Standard">
      <style:paragraph-properties fo:text-align="start" style:justify-single-word="false"/>
      <style:text-properties style:font-name="Ubuntu" fo:font-size="14pt" fo:font-weight="normal" officeooo:rsid="0048d9d9" officeooo:paragraph-rsid="0048d9d9" style:font-size-asian="14pt" style:font-weight-asian="normal" style:font-size-complex="14pt" style:font-weight-complex="normal"/>
    </style:style>
    <style:style style:name="P37" style:family="paragraph" style:parent-style-name="Standard">
      <style:paragraph-properties fo:text-align="start" style:justify-single-word="false"/>
      <style:text-properties style:font-name="Ubuntu" fo:font-size="14pt" fo:font-weight="normal" officeooo:rsid="0049fe96" officeooo:paragraph-rsid="0049fe96" style:font-size-asian="14pt" style:font-weight-asian="normal" style:font-size-complex="14pt" style:font-weight-complex="normal"/>
    </style:style>
    <style:style style:name="P38" style:family="paragraph" style:parent-style-name="Standard">
      <style:paragraph-properties fo:text-align="start" style:justify-single-word="false"/>
      <style:text-properties style:font-name="Ubuntu" fo:font-size="14pt" fo:font-weight="normal" officeooo:rsid="004cf9b5" officeooo:paragraph-rsid="004cf9b5" style:font-size-asian="14pt" style:font-weight-asian="normal" style:font-size-complex="14pt" style:font-weight-complex="normal"/>
    </style:style>
    <style:style style:name="P39" style:family="paragraph" style:parent-style-name="Standard">
      <style:paragraph-properties fo:text-align="start" style:justify-single-word="false"/>
      <style:text-properties style:font-name="Ubuntu" fo:font-size="14pt" fo:font-weight="normal" officeooo:rsid="004eaa0d" officeooo:paragraph-rsid="004eaa0d" style:font-size-asian="14pt" style:font-weight-asian="normal" style:font-size-complex="14pt" style:font-weight-complex="normal"/>
    </style:style>
    <style:style style:name="P40" style:family="paragraph" style:parent-style-name="Standard">
      <style:paragraph-properties fo:text-align="start" style:justify-single-word="false"/>
      <style:text-properties style:font-name="Ubuntu" fo:font-size="14pt" fo:font-weight="normal" officeooo:rsid="00500845" officeooo:paragraph-rsid="00500845"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Ubuntu" fo:font-size="14pt" fo:font-weight="normal" officeooo:rsid="00500845" officeooo:paragraph-rsid="0053497b"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font-name="Ubuntu" fo:font-size="14pt" fo:font-weight="normal" officeooo:rsid="00500845" officeooo:paragraph-rsid="00acc8d9"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Ubuntu" fo:font-size="14pt" fo:font-weight="normal" officeooo:rsid="005020aa" officeooo:paragraph-rsid="005020aa"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font-name="Ubuntu" fo:font-size="14pt" fo:font-weight="normal" officeooo:rsid="00506ba8" officeooo:paragraph-rsid="00506ba8"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style:font-name="Ubuntu" fo:font-size="14pt" fo:font-weight="normal" officeooo:rsid="0054c53d" officeooo:paragraph-rsid="0054c53d"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Ubuntu" fo:font-size="14pt" fo:font-weight="normal" officeooo:rsid="005780c4" officeooo:paragraph-rsid="005780c4"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Ubuntu" fo:font-size="14pt" fo:font-weight="normal" officeooo:rsid="00582605" officeooo:paragraph-rsid="00582605"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Ubuntu" fo:font-size="14pt" fo:font-weight="normal" officeooo:rsid="005af54c" officeooo:paragraph-rsid="005af54c"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Ubuntu" fo:font-size="14pt" fo:font-weight="normal" officeooo:rsid="005bad26" officeooo:paragraph-rsid="005bad26"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Ubuntu" fo:font-size="14pt" fo:font-weight="normal" officeooo:rsid="005da831" officeooo:paragraph-rsid="005da831" style:font-size-asian="14pt" style:font-weight-asian="normal" style:font-size-complex="14pt" style:font-weight-complex="normal"/>
    </style:style>
    <style:style style:name="P51" style:family="paragraph" style:parent-style-name="Standard">
      <style:paragraph-properties fo:text-align="start" style:justify-single-word="false"/>
      <style:text-properties style:font-name="Ubuntu" fo:font-size="14pt" fo:font-weight="normal" officeooo:rsid="00605720" officeooo:paragraph-rsid="00605720"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style:font-name="Ubuntu" fo:font-size="14pt" fo:font-weight="normal" officeooo:rsid="006145b5" officeooo:paragraph-rsid="006145b5"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style:font-name="Ubuntu" fo:font-size="14pt" fo:font-weight="normal" officeooo:rsid="00616aa7" officeooo:paragraph-rsid="00616aa7"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style:font-name="Ubuntu" fo:font-size="14pt" fo:font-weight="normal" officeooo:rsid="006351fa" officeooo:paragraph-rsid="006351fa"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font-name="Ubuntu" fo:font-size="14pt" fo:font-weight="normal" officeooo:rsid="0065bbd9" officeooo:paragraph-rsid="0065bbd9"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style:font-name="Ubuntu" fo:font-size="14pt" fo:font-weight="normal" officeooo:rsid="0065bbd9" officeooo:paragraph-rsid="00662040" style:font-size-asian="14pt" style:font-weight-asian="normal" style:font-size-complex="14pt" style:font-weight-complex="normal"/>
    </style:style>
    <style:style style:name="P57" style:family="paragraph" style:parent-style-name="Standard">
      <style:paragraph-properties fo:text-align="start" style:justify-single-word="false"/>
      <style:text-properties style:font-name="Ubuntu" fo:font-size="14pt" fo:font-weight="normal" officeooo:rsid="00662040" officeooo:paragraph-rsid="00662040" style:font-size-asian="14pt" style:font-weight-asian="normal" style:font-size-complex="14pt" style:font-weight-complex="normal"/>
    </style:style>
    <style:style style:name="P58" style:family="paragraph" style:parent-style-name="Standard">
      <style:paragraph-properties fo:text-align="start" style:justify-single-word="false"/>
      <style:text-properties style:font-name="Ubuntu" fo:font-size="14pt" fo:font-weight="normal" officeooo:rsid="0066b742" officeooo:paragraph-rsid="0066b742" style:font-size-asian="14pt" style:font-weight-asian="normal" style:font-size-complex="14pt" style:font-weight-complex="normal"/>
    </style:style>
    <style:style style:name="P59" style:family="paragraph" style:parent-style-name="Standard">
      <style:paragraph-properties fo:text-align="start" style:justify-single-word="false"/>
      <style:text-properties style:font-name="Ubuntu" fo:font-size="14pt" fo:font-weight="normal" officeooo:rsid="0079e4c5" officeooo:paragraph-rsid="0079e4c5" style:font-size-asian="14pt" style:font-weight-asian="normal" style:font-size-complex="14pt" style:font-weight-complex="normal"/>
    </style:style>
    <style:style style:name="P60" style:family="paragraph" style:parent-style-name="Standard">
      <style:paragraph-properties fo:text-align="start" style:justify-single-word="false"/>
      <style:text-properties style:font-name="Ubuntu" fo:font-size="14pt" fo:font-weight="normal" officeooo:rsid="007abfa9" officeooo:paragraph-rsid="007abfa9" style:font-size-asian="14pt" style:font-weight-asian="normal" style:font-size-complex="14pt" style:font-weight-complex="normal"/>
    </style:style>
    <style:style style:name="P61" style:family="paragraph" style:parent-style-name="Standard">
      <style:paragraph-properties fo:text-align="start" style:justify-single-word="false"/>
      <style:text-properties style:font-name="Ubuntu" fo:font-size="14pt" fo:font-weight="normal" officeooo:rsid="007c72c9" officeooo:paragraph-rsid="007c72c9" style:font-size-asian="14pt" style:font-weight-asian="normal" style:font-size-complex="14pt" style:font-weight-complex="normal"/>
    </style:style>
    <style:style style:name="P62" style:family="paragraph" style:parent-style-name="Standard">
      <style:paragraph-properties fo:text-align="start" style:justify-single-word="false"/>
      <style:text-properties style:font-name="Ubuntu" fo:font-size="14pt" fo:font-weight="normal" officeooo:rsid="007c72c9" officeooo:paragraph-rsid="007dbdb2" style:font-size-asian="14pt" style:font-weight-asian="normal" style:font-size-complex="14pt" style:font-weight-complex="normal"/>
    </style:style>
    <style:style style:name="P63" style:family="paragraph" style:parent-style-name="Standard">
      <style:paragraph-properties fo:text-align="start" style:justify-single-word="false"/>
      <style:text-properties style:font-name="Ubuntu" fo:font-size="14pt" fo:font-weight="normal" officeooo:rsid="007ea1ab" officeooo:paragraph-rsid="007ea1ab" style:font-size-asian="14pt" style:font-weight-asian="normal" style:font-size-complex="14pt" style:font-weight-complex="normal"/>
    </style:style>
    <style:style style:name="P64" style:family="paragraph" style:parent-style-name="Standard">
      <style:paragraph-properties fo:text-align="start" style:justify-single-word="false"/>
      <style:text-properties style:font-name="Ubuntu" fo:font-size="14pt" fo:font-weight="normal" officeooo:rsid="008632cb" officeooo:paragraph-rsid="008632cb" style:font-size-asian="14pt" style:font-weight-asian="normal" style:font-size-complex="14pt" style:font-weight-complex="normal"/>
    </style:style>
    <style:style style:name="P65" style:family="paragraph" style:parent-style-name="Standard">
      <style:paragraph-properties fo:text-align="start" style:justify-single-word="false"/>
      <style:text-properties style:font-name="Ubuntu" fo:font-size="14pt" fo:font-weight="normal" officeooo:rsid="00874410" officeooo:paragraph-rsid="00874410" style:font-size-asian="14pt" style:font-weight-asian="normal" style:font-size-complex="14pt" style:font-weight-complex="normal"/>
    </style:style>
    <style:style style:name="P66" style:family="paragraph" style:parent-style-name="Standard">
      <style:paragraph-properties fo:text-align="start" style:justify-single-word="false"/>
      <style:text-properties style:font-name="Ubuntu" fo:font-size="14pt" fo:font-weight="normal" officeooo:rsid="0088dd6a" officeooo:paragraph-rsid="0088dd6a" style:font-size-asian="14pt" style:font-weight-asian="normal" style:font-size-complex="14pt" style:font-weight-complex="normal"/>
    </style:style>
    <style:style style:name="P67" style:family="paragraph" style:parent-style-name="Standard">
      <style:paragraph-properties fo:text-align="center" style:justify-single-word="false"/>
      <style:text-properties style:font-name="Ubuntu" fo:font-size="14pt" fo:font-weight="normal" officeooo:rsid="0088dd6a" officeooo:paragraph-rsid="0088dd6a" style:font-size-asian="14pt" style:font-weight-asian="normal" style:font-size-complex="14pt" style:font-weight-complex="normal"/>
    </style:style>
    <style:style style:name="P68" style:family="paragraph" style:parent-style-name="Standard">
      <style:paragraph-properties fo:text-align="start" style:justify-single-word="false"/>
      <style:text-properties style:font-name="Ubuntu" fo:font-size="14pt" fo:font-weight="normal" officeooo:rsid="008c942a" officeooo:paragraph-rsid="008d3199" style:font-size-asian="14pt" style:font-weight-asian="normal" style:font-size-complex="14pt" style:font-weight-complex="normal"/>
    </style:style>
    <style:style style:name="P69" style:family="paragraph" style:parent-style-name="Standard">
      <style:paragraph-properties fo:text-align="start" style:justify-single-word="false"/>
      <style:text-properties style:font-name="Ubuntu" fo:font-size="14pt" fo:font-weight="normal" officeooo:rsid="008d441a" officeooo:paragraph-rsid="008d441a" style:font-size-asian="14pt" style:font-weight-asian="normal" style:font-size-complex="14pt" style:font-weight-complex="normal"/>
    </style:style>
    <style:style style:name="P70" style:family="paragraph" style:parent-style-name="Standard">
      <style:paragraph-properties fo:text-align="start" style:justify-single-word="false"/>
      <style:text-properties style:font-name="Ubuntu" fo:font-size="14pt" fo:font-weight="normal" officeooo:rsid="008f3c56" officeooo:paragraph-rsid="008f3c56" style:font-size-asian="14pt" style:font-weight-asian="normal" style:font-size-complex="14pt" style:font-weight-complex="normal"/>
    </style:style>
    <style:style style:name="P71" style:family="paragraph" style:parent-style-name="Standard">
      <style:paragraph-properties fo:text-align="start" style:justify-single-word="false"/>
      <style:text-properties style:font-name="Ubuntu" fo:font-size="14pt" fo:font-weight="normal" officeooo:rsid="008f9fd6" officeooo:paragraph-rsid="008f9fd6" style:font-size-asian="14pt" style:font-weight-asian="normal" style:font-size-complex="14pt" style:font-weight-complex="normal"/>
    </style:style>
    <style:style style:name="P72" style:family="paragraph" style:parent-style-name="Standard">
      <style:paragraph-properties fo:text-align="start" style:justify-single-word="false"/>
      <style:text-properties style:font-name="Ubuntu" fo:font-size="14pt" fo:font-weight="normal" officeooo:rsid="008ff17a" officeooo:paragraph-rsid="008ff17a" style:font-size-asian="14pt" style:font-weight-asian="normal" style:font-size-complex="14pt" style:font-weight-complex="normal"/>
    </style:style>
    <style:style style:name="P73" style:family="paragraph" style:parent-style-name="Standard">
      <style:paragraph-properties fo:text-align="start" style:justify-single-word="false"/>
      <style:text-properties style:font-name="Ubuntu" fo:font-size="14pt" fo:font-weight="normal" officeooo:rsid="00900b50" officeooo:paragraph-rsid="00900b50" style:font-size-asian="14pt" style:font-weight-asian="normal" style:font-size-complex="14pt" style:font-weight-complex="normal"/>
    </style:style>
    <style:style style:name="P74" style:family="paragraph" style:parent-style-name="Standard">
      <style:paragraph-properties fo:text-align="start" style:justify-single-word="false"/>
      <style:text-properties style:font-name="Ubuntu" fo:font-size="14pt" fo:font-weight="normal" officeooo:rsid="00908872" officeooo:paragraph-rsid="00908872" style:font-size-asian="14pt" style:font-weight-asian="normal" style:font-size-complex="14pt" style:font-weight-complex="normal"/>
    </style:style>
    <style:style style:name="P75" style:family="paragraph" style:parent-style-name="Standard">
      <style:paragraph-properties fo:text-align="start" style:justify-single-word="false"/>
      <style:text-properties style:font-name="Ubuntu" fo:font-size="14pt" fo:font-weight="normal" officeooo:rsid="00915428" officeooo:paragraph-rsid="00915428" style:font-size-asian="14pt" style:font-weight-asian="normal" style:font-size-complex="14pt" style:font-weight-complex="normal"/>
    </style:style>
    <style:style style:name="P76" style:family="paragraph" style:parent-style-name="Standard">
      <style:paragraph-properties fo:text-align="start" style:justify-single-word="false"/>
      <style:text-properties style:font-name="Ubuntu" fo:font-size="14pt" fo:font-weight="normal" officeooo:rsid="0091ec46" officeooo:paragraph-rsid="0091ec46" style:font-size-asian="14pt" style:font-weight-asian="normal" style:font-size-complex="14pt" style:font-weight-complex="normal"/>
    </style:style>
    <style:style style:name="P77" style:family="paragraph" style:parent-style-name="Standard">
      <style:paragraph-properties fo:text-align="start" style:justify-single-word="false"/>
      <style:text-properties style:font-name="Ubuntu" fo:font-size="14pt" fo:font-weight="normal" officeooo:rsid="0095995d" officeooo:paragraph-rsid="0095995d" style:font-size-asian="14pt" style:font-weight-asian="normal" style:font-size-complex="14pt" style:font-weight-complex="normal"/>
    </style:style>
    <style:style style:name="P78" style:family="paragraph" style:parent-style-name="Standard">
      <style:paragraph-properties fo:text-align="start" style:justify-single-word="false"/>
      <style:text-properties style:font-name="Ubuntu" fo:font-size="14pt" fo:font-weight="normal" officeooo:rsid="0096ba13" officeooo:paragraph-rsid="0096ba13" style:font-size-asian="14pt" style:font-weight-asian="normal" style:font-size-complex="14pt" style:font-weight-complex="normal"/>
    </style:style>
    <style:style style:name="P79" style:family="paragraph" style:parent-style-name="Standard">
      <style:paragraph-properties fo:text-align="start" style:justify-single-word="false"/>
      <style:text-properties style:font-name="Ubuntu" fo:font-size="14pt" fo:font-weight="normal" officeooo:rsid="00989991" officeooo:paragraph-rsid="00989991" style:font-size-asian="14pt" style:font-weight-asian="normal" style:font-size-complex="14pt" style:font-weight-complex="normal"/>
    </style:style>
    <style:style style:name="P80" style:family="paragraph" style:parent-style-name="Standard">
      <style:paragraph-properties fo:text-align="start" style:justify-single-word="false"/>
      <style:text-properties style:font-name="Ubuntu" fo:font-size="14pt" fo:font-weight="normal" officeooo:rsid="00989991" officeooo:paragraph-rsid="0095995d" style:font-size-asian="14pt" style:font-weight-asian="normal" style:font-size-complex="14pt" style:font-weight-complex="normal"/>
    </style:style>
    <style:style style:name="P81" style:family="paragraph" style:parent-style-name="Standard">
      <style:paragraph-properties fo:text-align="start" style:justify-single-word="false"/>
      <style:text-properties style:font-name="Ubuntu" fo:font-size="14pt" fo:font-weight="normal" officeooo:rsid="00989991" officeooo:paragraph-rsid="00999302" style:font-size-asian="14pt" style:font-weight-asian="normal" style:font-size-complex="14pt" style:font-weight-complex="normal"/>
    </style:style>
    <style:style style:name="P82" style:family="paragraph" style:parent-style-name="Standard">
      <style:paragraph-properties fo:text-align="start" style:justify-single-word="false"/>
      <style:text-properties style:font-name="Ubuntu" fo:font-size="14pt" fo:font-weight="normal" officeooo:rsid="009a0157" officeooo:paragraph-rsid="009a0157" style:font-size-asian="14pt" style:font-weight-asian="normal" style:font-size-complex="14pt" style:font-weight-complex="normal"/>
    </style:style>
    <style:style style:name="P83" style:family="paragraph" style:parent-style-name="Standard">
      <style:paragraph-properties fo:text-align="start" style:justify-single-word="false"/>
      <style:text-properties style:font-name="Ubuntu" fo:font-size="14pt" fo:font-weight="normal" officeooo:rsid="009afa6d" officeooo:paragraph-rsid="009afa6d" style:font-size-asian="14pt" style:font-weight-asian="normal" style:font-size-complex="14pt" style:font-weight-complex="normal"/>
    </style:style>
    <style:style style:name="P84" style:family="paragraph" style:parent-style-name="Standard">
      <style:paragraph-properties fo:text-align="start" style:justify-single-word="false"/>
      <style:text-properties style:font-name="Ubuntu" fo:font-size="14pt" fo:font-weight="normal" officeooo:rsid="009ca921" officeooo:paragraph-rsid="009ca921" style:font-size-asian="14pt" style:font-weight-asian="normal" style:font-size-complex="14pt" style:font-weight-complex="normal"/>
    </style:style>
    <style:style style:name="P85" style:family="paragraph" style:parent-style-name="Standard">
      <style:paragraph-properties fo:text-align="start" style:justify-single-word="false"/>
      <style:text-properties style:font-name="Ubuntu" fo:font-size="14pt" fo:font-weight="normal" officeooo:rsid="009de36d" officeooo:paragraph-rsid="009de36d" style:font-size-asian="14pt" style:font-weight-asian="normal" style:font-size-complex="14pt" style:font-weight-complex="normal"/>
    </style:style>
    <style:style style:name="P86" style:family="paragraph" style:parent-style-name="Standard">
      <style:paragraph-properties fo:text-align="start" style:justify-single-word="false"/>
      <style:text-properties style:font-name="Ubuntu" fo:font-size="14pt" fo:font-weight="normal" officeooo:rsid="009e96e6" officeooo:paragraph-rsid="009e96e6" style:font-size-asian="14pt" style:font-weight-asian="normal" style:font-size-complex="14pt" style:font-weight-complex="normal"/>
    </style:style>
    <style:style style:name="P87" style:family="paragraph" style:parent-style-name="Standard">
      <style:paragraph-properties fo:text-align="start" style:justify-single-word="false"/>
      <style:text-properties style:font-name="Ubuntu" fo:font-size="14pt" fo:font-weight="normal" officeooo:rsid="00acc8d9" officeooo:paragraph-rsid="00acc8d9" style:font-size-asian="14pt" style:font-weight-asian="normal" style:font-size-complex="14pt" style:font-weight-complex="normal"/>
    </style:style>
    <style:style style:name="P88" style:family="paragraph" style:parent-style-name="Standard">
      <style:paragraph-properties fo:text-align="start" style:justify-single-word="false"/>
      <style:text-properties style:font-name="Ubuntu" fo:font-size="14pt" fo:font-weight="normal" officeooo:rsid="00689049" officeooo:paragraph-rsid="00689049" style:font-size-asian="14pt" style:font-weight-asian="normal" style:font-size-complex="14pt" style:font-weight-complex="normal"/>
    </style:style>
    <style:style style:name="P89" style:family="paragraph" style:parent-style-name="Standard">
      <style:paragraph-properties fo:text-align="start" style:justify-single-word="false"/>
      <style:text-properties style:font-name="Ubuntu" fo:font-size="14pt" fo:font-weight="normal" officeooo:rsid="00692d03" officeooo:paragraph-rsid="00692d03" style:font-size-asian="14pt" style:font-weight-asian="normal" style:font-size-complex="14pt" style:font-weight-complex="normal"/>
    </style:style>
    <style:style style:name="P90" style:family="paragraph" style:parent-style-name="Standard">
      <style:paragraph-properties fo:text-align="start" style:justify-single-word="false"/>
      <style:text-properties style:font-name="Ubuntu" fo:font-size="14pt" fo:font-weight="normal" officeooo:rsid="0069659d" officeooo:paragraph-rsid="0069659d" style:font-size-asian="14pt" style:font-weight-asian="normal" style:font-size-complex="14pt" style:font-weight-complex="normal"/>
    </style:style>
    <style:style style:name="P91" style:family="paragraph" style:parent-style-name="Standard">
      <style:paragraph-properties fo:text-align="start" style:justify-single-word="false"/>
      <style:text-properties style:font-name="Ubuntu" fo:font-size="14pt" fo:font-weight="normal" officeooo:rsid="0069659d" officeooo:paragraph-rsid="006ce140" style:font-size-asian="14pt" style:font-weight-asian="normal" style:font-size-complex="14pt" style:font-weight-complex="normal"/>
    </style:style>
    <style:style style:name="P92" style:family="paragraph" style:parent-style-name="Standard">
      <style:paragraph-properties fo:text-align="start" style:justify-single-word="false"/>
      <style:text-properties style:font-name="Ubuntu" fo:font-size="14pt" fo:font-weight="normal" officeooo:rsid="007f44ed" officeooo:paragraph-rsid="007f44ed" style:font-size-asian="14pt" style:font-weight-asian="normal" style:font-size-complex="14pt" style:font-weight-complex="normal"/>
    </style:style>
    <style:style style:name="P93" style:family="paragraph" style:parent-style-name="Standard">
      <style:paragraph-properties fo:text-align="start" style:justify-single-word="false"/>
      <style:text-properties style:font-name="Ubuntu" fo:font-size="14pt" fo:font-weight="normal" officeooo:rsid="007f4591" officeooo:paragraph-rsid="007f4591" style:font-size-asian="14pt" style:font-weight-asian="normal" style:font-size-complex="14pt" style:font-weight-complex="normal"/>
    </style:style>
    <style:style style:name="P94" style:family="paragraph" style:parent-style-name="Standard">
      <style:paragraph-properties fo:text-align="start" style:justify-single-word="false"/>
      <style:text-properties style:font-name="Ubuntu" fo:font-size="14pt" fo:font-weight="normal" officeooo:rsid="007f762f" officeooo:paragraph-rsid="007f4591" style:font-size-asian="14pt" style:font-weight-asian="normal" style:font-size-complex="14pt" style:font-weight-complex="normal"/>
    </style:style>
    <style:style style:name="P95" style:family="paragraph" style:parent-style-name="Standard">
      <style:paragraph-properties fo:text-align="start" style:justify-single-word="false"/>
      <style:text-properties style:font-name="Ubuntu" fo:font-size="14pt" fo:font-weight="normal" officeooo:rsid="007f762f" officeooo:paragraph-rsid="007f762f" style:font-size-asian="14pt" style:font-weight-asian="normal" style:font-size-complex="14pt" style:font-weight-complex="normal"/>
    </style:style>
    <style:style style:name="P96" style:family="paragraph" style:parent-style-name="Standard">
      <style:paragraph-properties fo:text-align="start" style:justify-single-word="false"/>
      <style:text-properties style:font-name="Ubuntu" fo:font-size="14pt" fo:font-weight="normal" officeooo:rsid="0080b99e" officeooo:paragraph-rsid="0080b99e" style:font-size-asian="14pt" style:font-weight-asian="normal" style:font-size-complex="14pt" style:font-weight-complex="normal"/>
    </style:style>
    <style:style style:name="P97" style:family="paragraph" style:parent-style-name="Standard">
      <style:paragraph-properties fo:text-align="start" style:justify-single-word="false"/>
      <style:text-properties style:font-name="Ubuntu" fo:font-size="14pt" fo:font-weight="normal" officeooo:rsid="008249de" officeooo:paragraph-rsid="008249de" style:font-size-asian="14pt" style:font-weight-asian="normal" style:font-size-complex="14pt" style:font-weight-complex="normal"/>
    </style:style>
    <style:style style:name="P98" style:family="paragraph" style:parent-style-name="Standard">
      <style:paragraph-properties fo:text-align="start" style:justify-single-word="false"/>
      <style:text-properties style:font-name="Ubuntu" fo:font-size="14pt" fo:font-weight="normal" officeooo:rsid="00852e26" officeooo:paragraph-rsid="00852e26" style:font-size-asian="14pt" style:font-weight-asian="normal" style:font-size-complex="14pt" style:font-weight-complex="normal"/>
    </style:style>
    <style:style style:name="P99" style:family="paragraph" style:parent-style-name="Standard">
      <style:paragraph-properties fo:text-align="start" style:justify-single-word="false"/>
      <style:text-properties style:font-name="Ubuntu" fo:font-size="14pt" fo:font-weight="normal" officeooo:rsid="00af3913" officeooo:paragraph-rsid="00af3913" style:font-size-asian="14pt" style:font-weight-asian="normal" style:font-size-complex="14pt" style:font-weight-complex="normal"/>
    </style:style>
    <style:style style:name="P100" style:family="paragraph" style:parent-style-name="Standard">
      <style:paragraph-properties fo:text-align="start" style:justify-single-word="false"/>
      <style:text-properties style:font-name="Ubuntu" fo:font-size="14pt" fo:font-weight="normal" officeooo:rsid="00af3913" officeooo:paragraph-rsid="00272bd4" style:font-size-asian="14pt" style:font-weight-asian="normal" style:font-size-complex="14pt" style:font-weight-complex="normal"/>
    </style:style>
    <style:style style:name="P101" style:family="paragraph" style:parent-style-name="Standard">
      <style:paragraph-properties fo:text-align="start" style:justify-single-word="false"/>
      <style:text-properties style:font-name="Ubuntu" fo:font-size="14pt" fo:font-weight="normal" officeooo:rsid="00b5b6db" officeooo:paragraph-rsid="00b5b6db" style:font-size-asian="14pt" style:font-weight-asian="normal" style:font-size-complex="14pt" style:font-weight-complex="normal"/>
    </style:style>
    <style:style style:name="P102" style:family="paragraph" style:parent-style-name="Standard">
      <style:paragraph-properties fo:text-align="start" style:justify-single-word="false"/>
      <style:text-properties style:font-name="Ubuntu" fo:font-size="14pt" fo:font-weight="normal" officeooo:rsid="00b0bb9f" officeooo:paragraph-rsid="00b0bb9f" style:font-size-asian="14pt" style:font-weight-asian="normal" style:font-size-complex="14pt" style:font-weight-complex="normal"/>
    </style:style>
    <style:style style:name="P103" style:family="paragraph" style:parent-style-name="Standard">
      <style:paragraph-properties fo:text-align="start" style:justify-single-word="false"/>
      <style:text-properties style:font-name="Ubuntu" fo:font-size="14pt" fo:font-weight="normal" officeooo:rsid="00b776d3" officeooo:paragraph-rsid="00b776d3" style:font-size-asian="14pt" style:font-weight-asian="normal" style:font-size-complex="14pt" style:font-weight-complex="normal"/>
    </style:style>
    <style:style style:name="P104" style:family="paragraph" style:parent-style-name="Standard">
      <style:paragraph-properties fo:text-align="start" style:justify-single-word="false"/>
      <style:text-properties style:font-name="Ubuntu" fo:font-size="14pt" fo:font-weight="normal" officeooo:rsid="00b923b4" officeooo:paragraph-rsid="00b923b4" style:font-size-asian="14pt" style:font-weight-asian="normal" style:font-size-complex="14pt" style:font-weight-complex="normal"/>
    </style:style>
    <style:style style:name="P105" style:family="paragraph" style:parent-style-name="Standard">
      <style:paragraph-properties fo:text-align="start" style:justify-single-word="false"/>
      <style:text-properties style:font-name="Ubuntu" fo:font-size="14pt" fo:font-weight="normal" officeooo:rsid="00ba3443" officeooo:paragraph-rsid="00ba3443" style:font-size-asian="14pt" style:font-weight-asian="normal" style:font-size-complex="14pt" style:font-weight-complex="normal"/>
    </style:style>
    <style:style style:name="P106" style:family="paragraph" style:parent-style-name="Standard">
      <style:paragraph-properties fo:text-align="start" style:justify-single-word="false"/>
      <style:text-properties style:font-name="Ubuntu" fo:font-size="14pt" fo:font-weight="normal" officeooo:rsid="00bb7986" officeooo:paragraph-rsid="00bb7986" style:font-size-asian="14pt" style:font-weight-asian="normal" style:font-size-complex="14pt" style:font-weight-complex="normal"/>
    </style:style>
    <style:style style:name="P107" style:family="paragraph" style:parent-style-name="Standard">
      <style:paragraph-properties fo:text-align="start" style:justify-single-word="false"/>
      <style:text-properties style:font-name="Ubuntu" fo:font-size="14pt" fo:font-weight="normal" officeooo:rsid="00bc22e5" officeooo:paragraph-rsid="00bc22e5" style:font-size-asian="14pt" style:font-weight-asian="normal" style:font-size-complex="14pt" style:font-weight-complex="normal"/>
    </style:style>
    <style:style style:name="P108" style:family="paragraph" style:parent-style-name="Standard">
      <style:paragraph-properties fo:text-align="start" style:justify-single-word="false"/>
      <style:text-properties style:font-name="Ubuntu" fo:font-size="14pt" fo:font-weight="normal" officeooo:rsid="00bcea28" officeooo:paragraph-rsid="00bcea28" style:font-size-asian="14pt" style:font-weight-asian="normal" style:font-size-complex="14pt" style:font-weight-complex="normal"/>
    </style:style>
    <style:style style:name="P109" style:family="paragraph" style:parent-style-name="Standard">
      <style:paragraph-properties fo:text-align="start" style:justify-single-word="false"/>
      <style:text-properties style:font-name="Ubuntu" fo:font-size="14pt" fo:font-weight="normal" officeooo:rsid="00bedec7" officeooo:paragraph-rsid="00bedec7" style:font-size-asian="14pt" style:font-weight-asian="normal" style:font-size-complex="14pt" style:font-weight-complex="normal"/>
    </style:style>
    <style:style style:name="P110" style:family="paragraph" style:parent-style-name="Standard">
      <style:paragraph-properties fo:text-align="start" style:justify-single-word="false"/>
      <style:text-properties style:font-name="Ubuntu" fo:font-size="14pt" fo:font-weight="normal" officeooo:rsid="00c042e9" officeooo:paragraph-rsid="00c042e9" style:font-size-asian="14pt" style:font-weight-asian="normal" style:font-size-complex="14pt" style:font-weight-complex="normal"/>
    </style:style>
    <style:style style:name="P111" style:family="paragraph" style:parent-style-name="Standard">
      <style:paragraph-properties fo:text-align="start" style:justify-single-word="false"/>
      <style:text-properties style:font-name="Ubuntu" fo:font-size="14pt" fo:font-weight="normal" officeooo:rsid="00c09ba1" officeooo:paragraph-rsid="00c09ba1" style:font-size-asian="14pt" style:font-weight-asian="normal" style:font-size-complex="14pt" style:font-weight-complex="normal"/>
    </style:style>
    <style:style style:name="P112" style:family="paragraph" style:parent-style-name="Standard">
      <style:paragraph-properties fo:text-align="start" style:justify-single-word="false"/>
      <style:text-properties style:font-name="Ubuntu" fo:font-size="14pt" fo:font-weight="normal" officeooo:rsid="00c37535" officeooo:paragraph-rsid="00c37535" style:font-size-asian="14pt" style:font-weight-asian="normal" style:font-size-complex="14pt" style:font-weight-complex="normal"/>
    </style:style>
    <style:style style:name="P113" style:family="paragraph" style:parent-style-name="Standard">
      <style:paragraph-properties fo:text-align="start" style:justify-single-word="false"/>
      <style:text-properties style:font-name="Ubuntu" fo:font-size="14pt" fo:font-weight="normal" officeooo:rsid="00c39092" officeooo:paragraph-rsid="00c39092" style:font-size-asian="14pt" style:font-weight-asian="normal" style:font-size-complex="14pt" style:font-weight-complex="normal"/>
    </style:style>
    <style:style style:name="P114" style:family="paragraph" style:parent-style-name="Standard">
      <style:paragraph-properties fo:text-align="start" style:justify-single-word="false"/>
      <style:text-properties style:font-name="Ubuntu" fo:font-size="14pt" fo:font-weight="normal" officeooo:rsid="00c58fda" officeooo:paragraph-rsid="00c58fda" style:font-size-asian="14pt" style:font-weight-asian="normal" style:font-size-complex="14pt" style:font-weight-complex="normal"/>
    </style:style>
    <style:style style:name="P115" style:family="paragraph" style:parent-style-name="Standard">
      <style:paragraph-properties fo:text-align="start" style:justify-single-word="false"/>
      <style:text-properties style:font-name="Ubuntu" fo:font-size="14pt" fo:font-weight="normal" officeooo:rsid="00c84a26" officeooo:paragraph-rsid="00c84a26" style:font-size-asian="14pt" style:font-weight-asian="normal" style:font-size-complex="14pt" style:font-weight-complex="normal"/>
    </style:style>
    <style:style style:name="P116" style:family="paragraph" style:parent-style-name="Standard">
      <style:paragraph-properties fo:text-align="start" style:justify-single-word="false"/>
      <style:text-properties style:font-name="Ubuntu" fo:font-size="14pt" fo:font-weight="normal" officeooo:rsid="00c9c927" officeooo:paragraph-rsid="00c9c927" style:font-size-asian="14pt" style:font-weight-asian="normal" style:font-size-complex="14pt" style:font-weight-complex="normal"/>
    </style:style>
    <style:style style:name="P117" style:family="paragraph" style:parent-style-name="Standard">
      <style:paragraph-properties fo:text-align="start" style:justify-single-word="false"/>
      <style:text-properties style:font-name="Ubuntu" fo:font-size="14pt" fo:font-weight="normal" officeooo:rsid="00c9c927" officeooo:paragraph-rsid="00d3d11d" style:font-size-asian="14pt" style:font-weight-asian="normal" style:font-size-complex="14pt" style:font-weight-complex="normal"/>
    </style:style>
    <style:style style:name="P118" style:family="paragraph" style:parent-style-name="Standard">
      <style:paragraph-properties fo:text-align="start" style:justify-single-word="false"/>
      <style:text-properties style:font-name="Ubuntu" fo:font-size="14pt" fo:font-weight="normal" officeooo:rsid="00cbc08d" officeooo:paragraph-rsid="00cbc08d" style:font-size-asian="14pt" style:font-weight-asian="normal" style:font-size-complex="14pt" style:font-weight-complex="normal"/>
    </style:style>
    <style:style style:name="P119" style:family="paragraph" style:parent-style-name="Standard">
      <style:paragraph-properties fo:text-align="start" style:justify-single-word="false"/>
      <style:text-properties style:font-name="Ubuntu" fo:font-size="14pt" fo:font-weight="normal" officeooo:rsid="00cd1da6" officeooo:paragraph-rsid="00cd1da6" style:font-size-asian="14pt" style:font-weight-asian="normal" style:font-size-complex="14pt" style:font-weight-complex="normal"/>
    </style:style>
    <style:style style:name="P120" style:family="paragraph" style:parent-style-name="Standard">
      <style:paragraph-properties fo:text-align="start" style:justify-single-word="false"/>
      <style:text-properties style:font-name="Ubuntu" fo:font-size="14pt" fo:font-weight="normal" officeooo:rsid="00ce2e96" officeooo:paragraph-rsid="00ce2e96" style:font-size-asian="14pt" style:font-weight-asian="normal" style:font-size-complex="14pt" style:font-weight-complex="normal"/>
    </style:style>
    <style:style style:name="P121" style:family="paragraph" style:parent-style-name="Standard">
      <style:paragraph-properties fo:text-align="start" style:justify-single-word="false"/>
      <style:text-properties style:font-name="Ubuntu" fo:font-size="14pt" fo:font-weight="normal" officeooo:rsid="00cff487" officeooo:paragraph-rsid="00cff487" style:font-size-asian="14pt" style:font-weight-asian="normal" style:font-size-complex="14pt" style:font-weight-complex="normal"/>
    </style:style>
    <style:style style:name="P122" style:family="paragraph" style:parent-style-name="Standard">
      <style:paragraph-properties fo:text-align="start" style:justify-single-word="false"/>
      <style:text-properties style:font-name="Ubuntu" fo:font-size="14pt" fo:font-weight="normal" officeooo:rsid="00d101c1" officeooo:paragraph-rsid="00d101c1" style:font-size-asian="14pt" style:font-weight-asian="normal" style:font-size-complex="14pt" style:font-weight-complex="normal"/>
    </style:style>
    <style:style style:name="P123" style:family="paragraph" style:parent-style-name="Standard">
      <style:paragraph-properties fo:text-align="start" style:justify-single-word="false"/>
      <style:text-properties style:font-name="Ubuntu" fo:font-size="14pt" fo:font-weight="normal" officeooo:rsid="00d1631f" officeooo:paragraph-rsid="00d1631f" style:font-size-asian="14pt" style:font-weight-asian="normal" style:font-size-complex="14pt" style:font-weight-complex="normal"/>
    </style:style>
    <style:style style:name="P124" style:family="paragraph" style:parent-style-name="Standard">
      <style:paragraph-properties fo:text-align="start" style:justify-single-word="false"/>
      <style:text-properties style:font-name="Ubuntu" fo:font-size="14pt" fo:font-weight="normal" officeooo:rsid="00d392e7" officeooo:paragraph-rsid="00d392e7" style:font-size-asian="14pt" style:font-weight-asian="normal" style:font-size-complex="14pt" style:font-weight-complex="normal"/>
    </style:style>
    <style:style style:name="P125" style:family="paragraph" style:parent-style-name="Standard">
      <style:paragraph-properties fo:text-align="start" style:justify-single-word="false"/>
      <style:text-properties style:font-name="Ubuntu" fo:font-size="14pt" fo:font-weight="normal" officeooo:rsid="00d7f658" officeooo:paragraph-rsid="00d7f658" style:font-size-asian="14pt" style:font-weight-asian="normal" style:font-size-complex="14pt" style:font-weight-complex="normal"/>
    </style:style>
    <style:style style:name="P126" style:family="paragraph" style:parent-style-name="Standard">
      <style:paragraph-properties fo:text-align="start" style:justify-single-word="false"/>
      <style:text-properties style:font-name="Ubuntu" fo:font-size="14pt" fo:font-weight="normal" officeooo:rsid="00da11bc" officeooo:paragraph-rsid="00da11bc" style:font-size-asian="14pt" style:font-weight-asian="normal" style:font-size-complex="14pt" style:font-weight-complex="normal"/>
    </style:style>
    <style:style style:name="P127" style:family="paragraph" style:parent-style-name="Standard">
      <style:paragraph-properties fo:text-align="start" style:justify-single-word="false"/>
      <style:text-properties style:font-name="Ubuntu" fo:font-size="14pt" fo:font-weight="normal" officeooo:rsid="00da7e27" officeooo:paragraph-rsid="00da7e27" style:font-size-asian="14pt" style:font-weight-asian="normal" style:font-size-complex="14pt" style:font-weight-complex="normal"/>
    </style:style>
    <style:style style:name="P128" style:family="paragraph" style:parent-style-name="Standard">
      <style:paragraph-properties fo:text-align="start" style:justify-single-word="false"/>
      <style:text-properties style:font-name="Ubuntu" fo:font-size="14pt" fo:font-weight="normal" officeooo:rsid="00dc10f5" officeooo:paragraph-rsid="00dc10f5" style:font-size-asian="14pt" style:font-weight-asian="normal" style:font-size-complex="14pt" style:font-weight-complex="normal"/>
    </style:style>
    <style:style style:name="P129" style:family="paragraph" style:parent-style-name="Standard">
      <style:paragraph-properties fo:text-align="start" style:justify-single-word="false"/>
      <style:text-properties style:font-name="Ubuntu" fo:font-size="14pt" style:text-underline-style="solid" style:text-underline-width="auto" style:text-underline-color="font-color" fo:font-weight="normal" officeooo:rsid="0065bbd9" officeooo:paragraph-rsid="0065bbd9" style:font-size-asian="14pt" style:font-weight-asian="normal" style:font-size-complex="14pt" style:font-weight-complex="normal"/>
    </style:style>
    <style:style style:name="P130" style:family="paragraph" style:parent-style-name="Standard">
      <style:paragraph-properties fo:text-align="start" style:justify-single-word="false"/>
      <style:text-properties style:font-name="Ubuntu" fo:font-size="14pt" style:text-underline-style="solid" style:text-underline-width="auto" style:text-underline-color="font-color" fo:font-weight="normal" officeooo:rsid="0077e8cd" officeooo:paragraph-rsid="0077e8cd" style:font-size-asian="14pt" style:font-weight-asian="normal" style:font-size-complex="14pt" style:font-weight-complex="normal"/>
    </style:style>
    <style:style style:name="P131" style:family="paragraph" style:parent-style-name="Standard">
      <style:paragraph-properties fo:text-align="start" style:justify-single-word="false"/>
      <style:text-properties style:font-name="Ubuntu" fo:font-size="14pt" style:text-underline-style="solid" style:text-underline-width="auto" style:text-underline-color="font-color" fo:font-weight="normal" officeooo:rsid="00a04c32" officeooo:paragraph-rsid="00a04c32" style:font-size-asian="14pt" style:font-weight-asian="normal" style:font-size-complex="14pt" style:font-weight-complex="normal"/>
    </style:style>
    <style:style style:name="P132" style:family="paragraph" style:parent-style-name="Standard">
      <style:paragraph-properties fo:text-align="start" style:justify-single-word="false"/>
      <style:text-properties style:font-name="Ubuntu" fo:font-size="14pt" style:text-underline-style="solid" style:text-underline-width="auto" style:text-underline-color="font-color" fo:font-weight="normal" officeooo:rsid="00692d03" officeooo:paragraph-rsid="00692d03" style:font-size-asian="14pt" style:font-weight-asian="normal" style:font-size-complex="14pt" style:font-weight-complex="normal"/>
    </style:style>
    <style:style style:name="P133" style:family="paragraph" style:parent-style-name="Standard">
      <style:paragraph-properties fo:text-align="start" style:justify-single-word="false"/>
      <style:text-properties style:font-name="Ubuntu" fo:font-size="14pt" style:text-underline-style="solid" style:text-underline-width="auto" style:text-underline-color="font-color" fo:font-weight="normal" officeooo:rsid="0069659d" officeooo:paragraph-rsid="0069659d" style:font-size-asian="14pt" style:font-weight-asian="normal" style:font-size-complex="14pt" style:font-weight-complex="normal"/>
    </style:style>
    <style:style style:name="P134" style:family="paragraph" style:parent-style-name="Standard">
      <style:paragraph-properties fo:text-align="start" style:justify-single-word="false"/>
      <style:text-properties style:font-name="Ubuntu" fo:font-size="14pt" style:text-underline-style="none" fo:font-weight="normal" officeooo:rsid="0077e8cd" officeooo:paragraph-rsid="0077e8cd" style:font-size-asian="14pt" style:font-weight-asian="normal" style:font-size-complex="14pt" style:font-weight-complex="normal"/>
    </style:style>
    <style:style style:name="P135" style:family="paragraph" style:parent-style-name="Standard">
      <style:paragraph-properties fo:text-align="start" style:justify-single-word="false"/>
      <style:text-properties style:font-name="Ubuntu" fo:font-size="14pt" style:text-underline-style="none" fo:font-weight="normal" officeooo:rsid="00a04c32" officeooo:paragraph-rsid="00a04c32" style:font-size-asian="14pt" style:font-weight-asian="normal" style:font-size-complex="14pt" style:font-weight-complex="normal"/>
    </style:style>
    <style:style style:name="P136" style:family="paragraph" style:parent-style-name="Standard">
      <style:paragraph-properties fo:text-align="start" style:justify-single-word="false"/>
      <style:text-properties style:font-name="Ubuntu" fo:font-size="14pt" style:text-underline-style="none" fo:font-weight="normal" officeooo:rsid="00a9220b" officeooo:paragraph-rsid="00a9220b" style:font-size-asian="14pt" style:font-weight-asian="normal" style:font-size-complex="14pt" style:font-weight-complex="normal"/>
    </style:style>
    <style:style style:name="P137" style:family="paragraph" style:parent-style-name="Standard">
      <style:paragraph-properties fo:text-align="start" style:justify-single-word="false"/>
      <style:text-properties style:font-name="Ubuntu" fo:font-size="14pt" style:text-underline-style="none" fo:font-weight="normal" officeooo:rsid="00ab0c18" officeooo:paragraph-rsid="00ab0c18" style:font-size-asian="14pt" style:font-weight-asian="normal" style:font-size-complex="14pt" style:font-weight-complex="normal"/>
    </style:style>
    <style:style style:name="P138" style:family="paragraph" style:parent-style-name="Standard">
      <style:paragraph-properties fo:text-align="start" style:justify-single-word="false"/>
      <style:text-properties style:font-name="Ubuntu" fo:font-size="14pt" style:text-underline-style="none" fo:font-weight="normal" officeooo:rsid="00ab603b" officeooo:paragraph-rsid="00ab603b" style:font-size-asian="14pt" style:font-weight-asian="normal" style:font-size-complex="14pt" style:font-weight-complex="normal"/>
    </style:style>
    <style:style style:name="P139" style:family="paragraph" style:parent-style-name="Standard">
      <style:paragraph-properties fo:text-align="start" style:justify-single-word="false"/>
      <style:text-properties style:font-name="Ubuntu" fo:font-size="14pt" style:text-underline-style="none" fo:font-weight="normal" officeooo:rsid="00acc8d9" officeooo:paragraph-rsid="00acc8d9" style:font-size-asian="14pt" style:font-weight-asian="normal" style:font-size-complex="14pt" style:font-weight-complex="normal"/>
    </style:style>
    <style:style style:name="P140" style:family="paragraph" style:parent-style-name="Standard">
      <style:paragraph-properties fo:text-align="start" style:justify-single-word="false"/>
      <style:text-properties style:font-name="Ubuntu" fo:font-size="14pt" style:text-underline-style="none" fo:font-weight="normal" officeooo:rsid="0069659d" officeooo:paragraph-rsid="0069659d" style:font-size-asian="14pt" style:font-weight-asian="normal" style:font-size-complex="14pt" style:font-weight-complex="normal"/>
    </style:style>
    <style:style style:name="P141" style:family="paragraph" style:parent-style-name="Standard">
      <style:paragraph-properties fo:text-align="start" style:justify-single-word="false"/>
      <style:text-properties style:font-name="Ubuntu" fo:font-size="14pt" style:text-underline-style="none" fo:font-weight="normal" officeooo:rsid="007853e5" officeooo:paragraph-rsid="007853e5" style:font-size-asian="14pt" style:font-weight-asian="normal" style:font-size-complex="14pt" style:font-weight-complex="normal"/>
    </style:style>
    <style:style style:name="P142" style:family="paragraph" style:parent-style-name="Standard">
      <style:paragraph-properties fo:text-align="start" style:justify-single-word="false"/>
      <style:text-properties style:font-name="Ubuntu" fo:font-size="14pt" style:text-underline-style="none" fo:font-weight="normal" officeooo:rsid="0075e945" officeooo:paragraph-rsid="006f5e56" style:font-size-asian="14pt" style:font-weight-asian="normal" style:font-size-complex="14pt" style:font-weight-complex="normal"/>
    </style:style>
    <style:style style:name="P143" style:family="paragraph" style:parent-style-name="Standard">
      <style:paragraph-properties fo:text-align="start" style:justify-single-word="false"/>
      <style:text-properties style:font-name="Ubuntu" fo:font-size="14pt" style:text-underline-style="none" fo:font-weight="normal" officeooo:rsid="0074da49" officeooo:paragraph-rsid="0074da49" style:font-size-asian="14pt" style:font-weight-asian="normal" style:font-size-complex="14pt" style:font-weight-complex="normal"/>
    </style:style>
    <style:style style:name="P144" style:family="paragraph" style:parent-style-name="Standard">
      <style:paragraph-properties fo:text-align="start" style:justify-single-word="false"/>
      <style:text-properties style:font-name="Ubuntu" fo:font-size="14pt" style:text-underline-style="none" fo:font-weight="normal" officeooo:rsid="006f5e56" officeooo:paragraph-rsid="006f5e56" style:font-size-asian="14pt" style:font-weight-asian="normal" style:font-size-complex="14pt" style:font-weight-complex="normal"/>
    </style:style>
    <style:style style:name="P145" style:family="paragraph" style:parent-style-name="Standard">
      <style:paragraph-properties fo:text-align="start" style:justify-single-word="false"/>
      <style:text-properties style:font-name="Ubuntu" fo:font-size="14pt" style:text-underline-style="none" fo:font-weight="normal" officeooo:rsid="006a0c42" officeooo:paragraph-rsid="006a0c42" style:font-size-asian="14pt" style:font-weight-asian="normal" style:font-size-complex="14pt" style:font-weight-complex="normal"/>
    </style:style>
    <style:style style:name="P146" style:family="paragraph" style:parent-style-name="Standard">
      <style:paragraph-properties fo:text-align="start" style:justify-single-word="false"/>
      <style:text-properties style:font-name="Ubuntu" fo:font-size="14pt" style:text-underline-style="none" fo:font-weight="normal" officeooo:rsid="006f83a9" officeooo:paragraph-rsid="006a0c42" style:font-size-asian="14pt" style:font-weight-asian="normal" style:font-size-complex="14pt" style:font-weight-complex="normal"/>
    </style:style>
    <style:style style:name="P147" style:family="paragraph" style:parent-style-name="Standard">
      <style:paragraph-properties fo:text-align="center" style:justify-single-word="false"/>
      <style:text-properties style:font-name="Ubuntu" fo:font-size="14pt" style:text-underline-style="none" fo:font-weight="bold" officeooo:rsid="00ab0c18" officeooo:paragraph-rsid="00ab0c18" style:font-size-asian="14pt" style:font-weight-asian="bold" style:font-size-complex="14pt" style:font-weight-complex="bold"/>
    </style:style>
    <style:style style:name="P148" style:family="paragraph" style:parent-style-name="Standard">
      <style:paragraph-properties fo:text-align="start" style:justify-single-word="false"/>
      <style:text-properties style:font-name="Ubuntu" fo:font-size="14pt" style:text-underline-style="none" fo:font-weight="bold" officeooo:rsid="006f5e56" officeooo:paragraph-rsid="006f5e56" style:font-size-asian="14pt" style:font-weight-asian="bold" style:font-size-complex="14pt" style:font-weight-complex="bold"/>
    </style:style>
    <style:style style:name="P149" style:family="paragraph" style:parent-style-name="Standard">
      <style:paragraph-properties fo:text-align="start" style:justify-single-word="false"/>
      <style:text-properties fo:font-weight="normal" officeooo:rsid="0074da49" officeooo:paragraph-rsid="0074da49" style:font-weight-asian="normal" style:font-weight-complex="normal"/>
    </style:style>
    <style:style style:name="P150" style:family="paragraph" style:parent-style-name="Standard">
      <style:paragraph-properties fo:text-align="start" style:justify-single-word="false"/>
      <style:text-properties officeooo:paragraph-rsid="00689049"/>
    </style:style>
    <style:style style:name="P151" style:family="paragraph" style:parent-style-name="Standard">
      <style:paragraph-properties fo:text-align="start" style:justify-single-word="false"/>
      <style:text-properties officeooo:paragraph-rsid="006f5e56"/>
    </style:style>
    <style:style style:name="P152" style:family="paragraph" style:parent-style-name="Standard">
      <style:paragraph-properties fo:text-align="start" style:justify-single-word="false"/>
      <style:text-properties officeooo:paragraph-rsid="00acc8d9"/>
    </style:style>
    <style:style style:name="P153" style:family="paragraph" style:parent-style-name="Standard">
      <style:paragraph-properties fo:text-align="start" style:justify-single-word="false"/>
      <style:text-properties officeooo:rsid="00692d03" officeooo:paragraph-rsid="00692d03"/>
    </style:style>
    <style:style style:name="P154" style:family="paragraph" style:parent-style-name="Standard">
      <style:paragraph-properties fo:text-align="start" style:justify-single-word="false"/>
      <style:text-properties officeooo:rsid="00692d03" officeooo:paragraph-rsid="0069659d"/>
    </style:style>
    <style:style style:name="P155" style:family="paragraph" style:parent-style-name="Standard">
      <style:paragraph-properties fo:text-align="start" style:justify-single-word="false"/>
      <style:text-properties style:text-underline-style="none" officeooo:rsid="006a0c42" officeooo:paragraph-rsid="006a0c42"/>
    </style:style>
    <style:style style:name="P156" style:family="paragraph" style:parent-style-name="Standard">
      <style:paragraph-properties fo:text-align="start" style:justify-single-word="false"/>
      <style:text-properties style:text-underline-style="none" officeooo:rsid="006f5e56" officeooo:paragraph-rsid="006f5e56"/>
    </style:style>
    <style:style style:name="P157" style:family="paragraph" style:parent-style-name="Standard">
      <style:paragraph-properties fo:text-align="start" style:justify-single-word="false"/>
      <style:text-properties officeooo:rsid="006ce140" officeooo:paragraph-rsid="006ce140"/>
    </style:style>
    <style:style style:name="P158" style:family="paragraph" style:parent-style-name="Standard">
      <style:paragraph-properties fo:text-align="start" style:justify-single-word="false"/>
      <style:text-properties fo:font-variant="normal" fo:text-transform="none" fo:color="#242729" style:font-name="inherit" fo:font-size="11.25pt" fo:letter-spacing="normal" fo:font-style="normal" fo:font-weight="normal" officeooo:rsid="0066b742" officeooo:paragraph-rsid="0066b742"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fo:font-variant="normal" fo:text-transform="none" fo:color="#000000" style:font-name="Ubuntu" fo:font-size="14pt" fo:letter-spacing="normal" fo:font-style="normal" fo:font-weight="normal" officeooo:rsid="0100cc49" officeooo:paragraph-rsid="0100cc49" style:font-size-asian="14pt" style:font-weight-asian="normal" style:font-size-complex="14pt" style:font-weight-complex="normal"/>
    </style:style>
    <style:style style:name="P160" style:family="paragraph" style:parent-style-name="Standard">
      <style:paragraph-properties fo:text-align="start" style:justify-single-word="false"/>
      <style:text-properties fo:font-variant="normal" fo:text-transform="none" fo:color="#000000" style:font-name="Ubuntu" fo:font-size="14pt" fo:letter-spacing="normal" fo:font-style="normal" fo:font-weight="normal" officeooo:rsid="01028354" officeooo:paragraph-rsid="01028354" style:font-size-asian="14pt" style:font-weight-asian="normal" style:font-size-complex="14pt" style:font-weight-complex="normal"/>
    </style:style>
    <style:style style:name="P161" style:family="paragraph" style:parent-style-name="Standard">
      <style:paragraph-properties fo:text-align="start" style:justify-single-word="false"/>
      <style:text-properties fo:font-variant="normal" fo:text-transform="none" fo:color="#000000" style:font-name="Ubuntu" fo:font-size="14pt" fo:letter-spacing="normal" fo:font-style="normal" fo:font-weight="normal" officeooo:rsid="01042226" officeooo:paragraph-rsid="01042226"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fo:font-variant="normal" fo:text-transform="none" fo:color="#000000" style:font-name="Ubuntu" fo:font-size="14pt" fo:letter-spacing="normal" fo:font-style="normal" fo:font-weight="normal" officeooo:rsid="01042226" officeooo:paragraph-rsid="01046594"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font-variant="normal" fo:text-transform="none" fo:color="#000000" style:font-name="Ubuntu" fo:font-size="14pt" fo:letter-spacing="normal" fo:font-style="normal" fo:font-weight="normal" officeooo:rsid="01046594" officeooo:paragraph-rsid="01046594" style:font-size-asian="14pt" style:font-weight-asian="normal" style:font-size-complex="14pt" style:font-weight-complex="normal"/>
    </style:style>
    <style:style style:name="P164" style:family="paragraph" style:parent-style-name="Standard">
      <style:paragraph-properties fo:text-align="start" style:justify-single-word="false"/>
      <style:text-properties fo:font-variant="normal" fo:text-transform="none" fo:color="#000000" style:font-name="Ubuntu" fo:font-size="14pt" fo:letter-spacing="normal" fo:font-style="normal" fo:font-weight="normal" officeooo:rsid="0106fd23" officeooo:paragraph-rsid="0106fd23" style:font-size-asian="14pt" style:font-weight-asian="normal" style:font-size-complex="14pt" style:font-weight-complex="normal"/>
    </style:style>
    <style:style style:name="P165" style:family="paragraph" style:parent-style-name="Standard">
      <style:paragraph-properties fo:text-align="start" style:justify-single-word="false"/>
      <style:text-properties fo:font-variant="normal" fo:text-transform="none" fo:color="#000000" style:font-name="Ubuntu" fo:font-size="14pt" fo:letter-spacing="normal" fo:font-style="normal" fo:font-weight="normal" officeooo:rsid="0108f517" officeooo:paragraph-rsid="0108f517" style:font-size-asian="14pt" style:font-weight-asian="normal" style:font-size-complex="14pt" style:font-weight-complex="normal"/>
    </style:style>
    <style:style style:name="P166" style:family="paragraph" style:parent-style-name="Standard">
      <style:paragraph-properties fo:text-align="center" style:justify-single-word="false"/>
      <style:text-properties fo:font-variant="normal" fo:text-transform="none" fo:color="#000000" style:font-name="Ubuntu" fo:font-size="14pt" fo:letter-spacing="normal" fo:font-style="normal" fo:font-weight="bold" officeooo:rsid="010b5bd5" officeooo:paragraph-rsid="010b5bd5" style:font-size-asian="14pt" style:font-weight-asian="bold" style:font-size-complex="14pt" style:font-weight-complex="bold"/>
    </style:style>
    <style:style style:name="P167" style:family="paragraph" style:parent-style-name="Standard">
      <style:paragraph-properties fo:text-align="start" style:justify-single-word="false"/>
      <style:text-properties fo:font-variant="normal" fo:text-transform="none" fo:color="#000000" style:font-name="Ubuntu" fo:font-size="14pt" fo:letter-spacing="normal" fo:font-style="normal" fo:font-weight="bold" officeooo:rsid="010b5bd5" officeooo:paragraph-rsid="010b5bd5" style:font-size-asian="14pt" style:font-weight-asian="bold" style:font-size-complex="14pt" style:font-weight-complex="bold"/>
    </style:style>
    <style:style style:name="P168" style:family="paragraph" style:parent-style-name="Standard">
      <style:paragraph-properties fo:text-align="start" style:justify-single-word="false"/>
      <style:text-properties fo:color="#000000" style:font-name="Ubuntu" fo:font-size="14pt" fo:font-weight="normal" officeooo:rsid="00dc10f5" officeooo:paragraph-rsid="00dc10f5" style:font-size-asian="14pt" style:font-weight-asian="normal" style:font-size-complex="14pt" style:font-weight-complex="normal"/>
    </style:style>
    <style:style style:name="P169" style:family="paragraph" style:parent-style-name="Standard">
      <style:paragraph-properties fo:text-align="start" style:justify-single-word="false"/>
      <style:text-properties fo:color="#000000" style:font-name="Ubuntu" fo:font-size="14pt" fo:font-weight="normal" officeooo:rsid="00dceaa4" officeooo:paragraph-rsid="00dceaa4" style:font-size-asian="14pt" style:font-weight-asian="normal" style:font-size-complex="14pt" style:font-weight-complex="normal"/>
    </style:style>
    <style:style style:name="P170" style:family="paragraph" style:parent-style-name="Standard">
      <style:paragraph-properties fo:text-align="start" style:justify-single-word="false"/>
      <style:text-properties fo:color="#000000" style:font-name="Ubuntu" fo:font-size="14pt" fo:font-weight="normal" officeooo:rsid="00dceaa4" officeooo:paragraph-rsid="00de95bd" style:font-size-asian="14pt" style:font-weight-asian="normal" style:font-size-complex="14pt" style:font-weight-complex="normal"/>
    </style:style>
    <style:style style:name="P171" style:family="paragraph" style:parent-style-name="Standard">
      <style:paragraph-properties fo:text-align="start" style:justify-single-word="false"/>
      <style:text-properties fo:color="#000000" style:font-name="Ubuntu" fo:font-size="14pt" fo:font-weight="normal" officeooo:rsid="00de95bd" officeooo:paragraph-rsid="00de95bd" style:font-size-asian="14pt" style:font-weight-asian="normal" style:font-size-complex="14pt" style:font-weight-complex="normal"/>
    </style:style>
    <style:style style:name="P172" style:family="paragraph" style:parent-style-name="Standard">
      <style:paragraph-properties fo:text-align="start" style:justify-single-word="false"/>
      <style:text-properties fo:color="#000000" style:font-name="Ubuntu" fo:font-size="14pt" fo:font-weight="normal" officeooo:rsid="00dee6c8" officeooo:paragraph-rsid="00dee6c8" style:font-size-asian="14pt" style:font-weight-asian="normal" style:font-size-complex="14pt" style:font-weight-complex="normal"/>
    </style:style>
    <style:style style:name="P173" style:family="paragraph" style:parent-style-name="Standard">
      <style:paragraph-properties fo:text-align="start" style:justify-single-word="false"/>
      <style:text-properties fo:color="#000000" style:font-name="Ubuntu" fo:font-size="14pt" fo:font-weight="normal" officeooo:rsid="00df49a3" officeooo:paragraph-rsid="00df49a3" style:font-size-asian="14pt" style:font-weight-asian="normal" style:font-size-complex="14pt" style:font-weight-complex="normal"/>
    </style:style>
    <style:style style:name="P174" style:family="paragraph" style:parent-style-name="Standard">
      <style:paragraph-properties fo:text-align="start" style:justify-single-word="false"/>
      <style:text-properties fo:color="#000000" style:font-name="Ubuntu" fo:font-size="14pt" fo:font-weight="normal" officeooo:rsid="00e2440a" officeooo:paragraph-rsid="00e2440a" style:font-size-asian="14pt" style:font-weight-asian="normal" style:font-size-complex="14pt" style:font-weight-complex="normal"/>
    </style:style>
    <style:style style:name="P175" style:family="paragraph" style:parent-style-name="Standard">
      <style:paragraph-properties fo:text-align="start" style:justify-single-word="false"/>
      <style:text-properties fo:color="#000000" style:font-name="Ubuntu" fo:font-size="14pt" fo:font-weight="normal" officeooo:rsid="00e89f1a" officeooo:paragraph-rsid="00e89f1a" style:font-size-asian="14pt" style:font-weight-asian="normal" style:font-size-complex="14pt" style:font-weight-complex="normal"/>
    </style:style>
    <style:style style:name="P176" style:family="paragraph" style:parent-style-name="Standard">
      <style:paragraph-properties fo:text-align="start" style:justify-single-word="false"/>
      <style:text-properties fo:color="#000000" style:font-name="Ubuntu" fo:font-size="14pt" fo:font-weight="normal" officeooo:rsid="00e9384c" officeooo:paragraph-rsid="00e9384c" style:font-size-asian="14pt" style:font-weight-asian="normal" style:font-size-complex="14pt" style:font-weight-complex="normal"/>
    </style:style>
    <style:style style:name="P177" style:family="paragraph" style:parent-style-name="Standard">
      <style:paragraph-properties fo:text-align="start" style:justify-single-word="false"/>
      <style:text-properties fo:color="#000000" style:font-name="Ubuntu" fo:font-size="14pt" fo:font-weight="normal" officeooo:rsid="00eab113" officeooo:paragraph-rsid="00eab113" style:font-size-asian="14pt" style:font-weight-asian="normal" style:font-size-complex="14pt" style:font-weight-complex="normal"/>
    </style:style>
    <style:style style:name="P178" style:family="paragraph" style:parent-style-name="Standard">
      <style:paragraph-properties fo:text-align="start" style:justify-single-word="false"/>
      <style:text-properties fo:color="#000000" style:font-name="Ubuntu" fo:font-size="14pt" fo:font-weight="normal" officeooo:rsid="00da11bc" officeooo:paragraph-rsid="00eab113" style:font-size-asian="14pt" style:font-weight-asian="normal" style:font-size-complex="14pt" style:font-weight-complex="normal"/>
    </style:style>
    <style:style style:name="P179" style:family="paragraph" style:parent-style-name="Standard">
      <style:paragraph-properties fo:text-align="start" style:justify-single-word="false"/>
      <style:text-properties fo:color="#000000" style:font-name="Ubuntu" fo:font-size="14pt" fo:font-weight="normal" officeooo:rsid="00ebf72b" officeooo:paragraph-rsid="00ebf72b" style:font-size-asian="14pt" style:font-weight-asian="normal" style:font-size-complex="14pt" style:font-weight-complex="normal"/>
    </style:style>
    <style:style style:name="P180" style:family="paragraph" style:parent-style-name="Standard">
      <style:paragraph-properties fo:text-align="start" style:justify-single-word="false"/>
      <style:text-properties fo:color="#000000" style:font-name="Ubuntu" fo:font-size="14pt" fo:font-weight="normal" officeooo:rsid="00ed2847" officeooo:paragraph-rsid="00ed2847" style:font-size-asian="14pt" style:font-weight-asian="normal" style:font-size-complex="14pt" style:font-weight-complex="normal"/>
    </style:style>
    <style:style style:name="P181" style:family="paragraph" style:parent-style-name="Standard">
      <style:paragraph-properties fo:text-align="start" style:justify-single-word="false"/>
      <style:text-properties fo:color="#000000" style:font-name="Ubuntu" fo:font-size="14pt" fo:font-weight="normal" officeooo:rsid="00eedc20" officeooo:paragraph-rsid="00eedc20" style:font-size-asian="14pt" style:font-weight-asian="normal" style:font-size-complex="14pt" style:font-weight-complex="normal"/>
    </style:style>
    <style:style style:name="P182" style:family="paragraph" style:parent-style-name="Standard">
      <style:paragraph-properties fo:text-align="start" style:justify-single-word="false"/>
      <style:text-properties fo:color="#000000" style:font-name="Ubuntu" fo:font-size="14pt" fo:font-weight="normal" officeooo:rsid="00eefce9" officeooo:paragraph-rsid="00eefce9" style:font-size-asian="14pt" style:font-weight-asian="normal" style:font-size-complex="14pt" style:font-weight-complex="normal"/>
    </style:style>
    <style:style style:name="P183" style:family="paragraph" style:parent-style-name="Standard">
      <style:paragraph-properties fo:text-align="start" style:justify-single-word="false"/>
      <style:text-properties fo:color="#000000" style:font-name="Ubuntu" fo:font-size="14pt" fo:font-weight="normal" officeooo:rsid="00f038e6" officeooo:paragraph-rsid="00f038e6" style:font-size-asian="14pt" style:font-weight-asian="normal" style:font-size-complex="14pt" style:font-weight-complex="normal"/>
    </style:style>
    <style:style style:name="P184" style:family="paragraph" style:parent-style-name="Standard">
      <style:paragraph-properties fo:text-align="start" style:justify-single-word="false"/>
      <style:text-properties fo:color="#000000" style:font-name="Ubuntu" fo:font-size="14pt" fo:font-weight="normal" officeooo:rsid="00f24b89" officeooo:paragraph-rsid="00f24b89" style:font-size-asian="14pt" style:font-weight-asian="normal" style:font-size-complex="14pt" style:font-weight-complex="normal"/>
    </style:style>
    <style:style style:name="P185" style:family="paragraph" style:parent-style-name="Standard">
      <style:paragraph-properties fo:text-align="start" style:justify-single-word="false"/>
      <style:text-properties fo:color="#000000" style:font-name="Ubuntu" fo:font-size="14pt" fo:font-weight="normal" officeooo:rsid="00f84b48" officeooo:paragraph-rsid="00f84b48" style:font-size-asian="14pt" style:font-weight-asian="normal" style:font-size-complex="14pt" style:font-weight-complex="normal"/>
    </style:style>
    <style:style style:name="P186" style:family="paragraph" style:parent-style-name="Standard">
      <style:paragraph-properties fo:text-align="start" style:justify-single-word="false"/>
      <style:text-properties fo:color="#000000" style:font-name="Ubuntu" fo:font-size="14pt" fo:font-weight="normal" officeooo:rsid="00f95c2c" officeooo:paragraph-rsid="00f95c2c" style:font-size-asian="14pt" style:font-weight-asian="normal" style:font-size-complex="14pt" style:font-weight-complex="normal"/>
    </style:style>
    <style:style style:name="P187" style:family="paragraph" style:parent-style-name="Standard">
      <style:paragraph-properties fo:text-align="start" style:justify-single-word="false"/>
      <style:text-properties fo:color="#000000" style:font-name="Ubuntu" fo:font-size="14pt" fo:font-weight="normal" officeooo:rsid="00fafd06" officeooo:paragraph-rsid="00fafd06" style:font-size-asian="14pt" style:font-weight-asian="normal" style:font-size-complex="14pt" style:font-weight-complex="normal"/>
    </style:style>
    <style:style style:name="P188" style:family="paragraph" style:parent-style-name="Standard">
      <style:paragraph-properties fo:text-align="start" style:justify-single-word="false"/>
      <style:text-properties fo:color="#000000" style:font-name="Ubuntu" fo:font-size="14pt" fo:font-weight="normal" officeooo:rsid="00fc8fe8" officeooo:paragraph-rsid="00fc8fe8" style:font-size-asian="14pt" style:font-weight-asian="normal" style:font-size-complex="14pt" style:font-weight-complex="normal"/>
    </style:style>
    <style:style style:name="P189" style:family="paragraph" style:parent-style-name="Standard">
      <style:paragraph-properties fo:text-align="start" style:justify-single-word="false"/>
      <style:text-properties fo:color="#000000" style:font-name="Ubuntu" fo:font-size="14pt" fo:font-weight="normal" officeooo:rsid="00ff4a68" officeooo:paragraph-rsid="00ff4a68" style:font-size-asian="14pt" style:font-weight-asian="normal" style:font-size-complex="14pt" style:font-weight-complex="normal"/>
    </style:style>
    <style:style style:name="P190" style:family="paragraph" style:parent-style-name="Standard">
      <style:paragraph-properties fo:text-align="start" style:justify-single-word="false"/>
      <style:text-properties fo:color="#000000" style:font-name="Ubuntu" fo:font-size="14pt" fo:font-weight="normal" officeooo:rsid="010b5bd5" officeooo:paragraph-rsid="010b5bd5" style:font-size-asian="14pt" style:font-weight-asian="normal" style:font-size-complex="14pt" style:font-weight-complex="normal"/>
    </style:style>
    <style:style style:name="P191" style:family="paragraph" style:parent-style-name="Standard">
      <style:paragraph-properties fo:text-align="start" style:justify-single-word="false"/>
      <style:text-properties fo:color="#000000" style:font-name="Ubuntu" fo:font-size="14pt" fo:font-weight="normal" officeooo:rsid="010cacd5" officeooo:paragraph-rsid="010cacd5" style:font-size-asian="14pt" style:font-weight-asian="normal" style:font-size-complex="14pt" style:font-weight-complex="normal"/>
    </style:style>
    <style:style style:name="P192" style:family="paragraph" style:parent-style-name="Standard">
      <style:paragraph-properties fo:text-align="start" style:justify-single-word="false"/>
      <style:text-properties fo:color="#000000" style:font-name="Ubuntu" fo:font-size="14pt" fo:font-weight="normal" officeooo:rsid="010e4959" officeooo:paragraph-rsid="010e4959" style:font-size-asian="14pt" style:font-weight-asian="normal" style:font-size-complex="14pt" style:font-weight-complex="normal"/>
    </style:style>
    <style:style style:name="P193" style:family="paragraph" style:parent-style-name="Standard">
      <style:paragraph-properties fo:text-align="start" style:justify-single-word="false"/>
      <style:text-properties fo:color="#000000" style:font-name="Ubuntu" fo:font-size="14pt" fo:font-weight="normal" officeooo:rsid="010e4959" officeooo:paragraph-rsid="010f81a5" style:font-size-asian="14pt" style:font-weight-asian="normal" style:font-size-complex="14pt" style:font-weight-complex="normal"/>
    </style:style>
    <style:style style:name="P194" style:family="paragraph" style:parent-style-name="Standard">
      <style:paragraph-properties fo:text-align="start" style:justify-single-word="false"/>
      <style:text-properties fo:color="#000000" style:font-name="Ubuntu" fo:font-size="14pt" fo:font-weight="normal" officeooo:rsid="010f81a5" officeooo:paragraph-rsid="010f81a5" style:font-size-asian="14pt" style:font-weight-asian="normal" style:font-size-complex="14pt" style:font-weight-complex="normal"/>
    </style:style>
    <style:style style:name="P195" style:family="paragraph" style:parent-style-name="Standard">
      <style:paragraph-properties fo:text-align="start" style:justify-single-word="false"/>
      <style:text-properties fo:color="#000000" style:font-name="Ubuntu" fo:font-size="14pt" fo:font-weight="normal" officeooo:rsid="010ff6f5" officeooo:paragraph-rsid="010ff6f5" style:font-size-asian="14pt" style:font-weight-asian="normal" style:font-size-complex="14pt" style:font-weight-complex="normal"/>
    </style:style>
    <style:style style:name="P196" style:family="paragraph" style:parent-style-name="Standard">
      <style:paragraph-properties fo:text-align="center" style:justify-single-word="false"/>
      <style:text-properties fo:color="#000000" style:font-name="Ubuntu" fo:font-size="14pt" fo:font-weight="bold" officeooo:rsid="00dee6c8" officeooo:paragraph-rsid="00dee6c8" style:font-size-asian="14pt" style:font-weight-asian="bold" style:font-size-complex="14pt" style:font-weight-complex="bold"/>
    </style:style>
    <style:style style:name="P197" style:family="paragraph" style:parent-style-name="Standard">
      <style:paragraph-properties fo:text-align="center" style:justify-single-word="false"/>
      <style:text-properties fo:color="#000000" style:font-name="Ubuntu" fo:font-size="14pt" fo:font-weight="bold" officeooo:rsid="00f24b89" officeooo:paragraph-rsid="00f24b89" style:font-size-asian="14pt" style:font-weight-asian="bold" style:font-size-complex="14pt" style:font-weight-complex="bold"/>
    </style:style>
    <style:style style:name="P198" style:family="paragraph" style:parent-style-name="Standard">
      <style:paragraph-properties fo:text-align="center" style:justify-single-word="false"/>
      <style:text-properties fo:color="#000000" style:font-name="Ubuntu" fo:font-size="14pt" fo:font-weight="bold" officeooo:rsid="00fafd06" officeooo:paragraph-rsid="00fafd06" style:font-size-asian="14pt" style:font-weight-asian="bold" style:font-size-complex="14pt" style:font-weight-complex="bold"/>
    </style:style>
    <style:style style:name="P199" style:family="paragraph" style:parent-style-name="Standard">
      <style:paragraph-properties fo:text-align="start" style:justify-single-word="false"/>
      <style:text-properties fo:color="#000000" style:font-name="Ubuntu" fo:font-size="14pt" fo:font-weight="bold" officeooo:rsid="00ff4a68" officeooo:paragraph-rsid="00ff4a68" style:font-size-asian="14pt" style:font-weight-asian="bold" style:font-size-complex="14pt" style:font-weight-complex="bold"/>
    </style:style>
    <style:style style:name="P200" style:family="paragraph" style:parent-style-name="Standard">
      <style:paragraph-properties fo:text-align="center" style:justify-single-word="false"/>
      <style:text-properties fo:color="#000000" style:font-name="Ubuntu" fo:font-size="14pt" fo:font-weight="bold" officeooo:rsid="00ff4a68" officeooo:paragraph-rsid="00ff4a68" style:font-size-asian="14pt" style:font-weight-asian="bold" style:font-size-complex="14pt" style:font-weight-complex="bold"/>
    </style:style>
    <style:style style:name="P201" style:family="paragraph" style:parent-style-name="Standard">
      <style:paragraph-properties fo:text-align="start" style:justify-single-word="false"/>
      <style:text-properties fo:color="#000000" style:font-name="Ubuntu" fo:font-size="14pt" fo:font-weight="bold" officeooo:rsid="0100cc49" officeooo:paragraph-rsid="0100cc49" style:font-size-asian="14pt" style:font-weight-asian="bold" style:font-size-complex="14pt" style:font-weight-complex="bold"/>
    </style:style>
    <style:style style:name="P202" style:family="paragraph" style:parent-style-name="Standard">
      <style:paragraph-properties fo:text-align="start" style:justify-single-word="false"/>
      <style:text-properties fo:color="#000000" style:font-name="Ubuntu" fo:font-size="14pt" fo:font-weight="bold" officeooo:rsid="01042226" officeooo:paragraph-rsid="01046594" style:font-size-asian="14pt" style:font-weight-asian="bold" style:font-size-complex="14pt" style:font-weight-complex="bold"/>
    </style:style>
    <style:style style:name="P203" style:family="paragraph" style:parent-style-name="Standard">
      <style:paragraph-properties fo:text-align="start" style:justify-single-word="false"/>
      <style:text-properties fo:color="#000000" style:font-name="Ubuntu" fo:font-size="14pt" fo:font-weight="bold" officeooo:rsid="0106fd23" officeooo:paragraph-rsid="0106fd23" style:font-size-asian="14pt" style:font-weight-asian="bold" style:font-size-complex="14pt" style:font-weight-complex="bold"/>
    </style:style>
    <style:style style:name="P204" style:family="paragraph" style:parent-style-name="Standard">
      <style:paragraph-properties fo:text-align="start" style:justify-single-word="false"/>
      <style:text-properties fo:color="#000000" style:font-name="Ubuntu" fo:font-size="14pt" fo:font-weight="bold" officeooo:rsid="0108f517" officeooo:paragraph-rsid="0108f517" style:font-size-asian="14pt" style:font-weight-asian="bold" style:font-size-complex="14pt" style:font-weight-complex="bold"/>
    </style:style>
    <style:style style:name="P205" style:family="paragraph" style:parent-style-name="Standard">
      <style:paragraph-properties fo:text-align="start" style:justify-single-word="false"/>
      <style:text-properties fo:color="#000000" style:font-name="Ubuntu" fo:font-size="14pt" fo:font-weight="bold" officeooo:rsid="010cacd5" officeooo:paragraph-rsid="010cacd5" style:font-size-asian="14pt" style:font-weight-asian="bold" style:font-size-complex="14pt" style:font-weight-complex="bold"/>
    </style:style>
    <style:style style:name="P206" style:family="paragraph" style:parent-style-name="Standard">
      <style:paragraph-properties fo:text-align="center" style:justify-single-word="false"/>
      <style:text-properties fo:color="#000000" style:font-name="Ubuntu" fo:font-size="14pt" fo:font-weight="bold" officeooo:rsid="010cacd5" officeooo:paragraph-rsid="010cacd5" style:font-size-asian="14pt" style:font-weight-asian="bold" style:font-size-complex="14pt" style:font-weight-complex="bold"/>
    </style:style>
    <style:style style:name="P207" style:family="paragraph" style:parent-style-name="Standard">
      <style:paragraph-properties fo:text-align="start" style:justify-single-word="false"/>
      <style:text-properties fo:color="#000000" style:font-name="Ubuntu" fo:font-size="14pt" fo:font-weight="bold" officeooo:rsid="00f038e6" officeooo:paragraph-rsid="00f038e6" style:font-size-asian="14pt" style:font-weight-asian="bold" style:font-size-complex="14pt" style:font-weight-complex="bold"/>
    </style:style>
    <style:style style:name="P208" style:family="paragraph" style:parent-style-name="Text_20_body">
      <style:paragraph-properties fo:text-align="start" style:justify-single-word="false"/>
      <style:text-properties fo:font-variant="normal" fo:text-transform="none" fo:color="#000000" style:font-name="Ubuntu" fo:font-size="14pt" fo:letter-spacing="normal" fo:font-style="normal" fo:font-weight="normal" officeooo:paragraph-rsid="00a17c85"/>
    </style:style>
    <style:style style:name="P209" style:family="paragraph" style:parent-style-name="Text_20_body">
      <style:paragraph-properties fo:text-align="start" style:justify-single-word="false"/>
      <style:text-properties fo:font-variant="normal" fo:text-transform="none" fo:color="#000000" style:font-name="Ubuntu" fo:font-size="14pt" fo:letter-spacing="normal" fo:font-style="normal" style:text-underline-style="none" fo:font-weight="normal" officeooo:rsid="00a17c85" officeooo:paragraph-rsid="00a17c85" style:font-size-asian="14pt" style:font-weight-asian="normal" style:font-size-complex="14pt" style:font-weight-complex="normal"/>
    </style:style>
    <style:style style:name="P210" style:family="paragraph" style:parent-style-name="Text_20_body">
      <style:paragraph-properties fo:margin-left="0in" fo:margin-right="0in" fo:orphans="2" fo:widows="2" fo:text-indent="0in" style:auto-text-indent="false"/>
      <style:text-properties fo:font-variant="normal" fo:text-transform="none" fo:color="#000000" style:font-name="Ubuntu" fo:font-size="14pt" fo:letter-spacing="normal" fo:font-style="normal" fo:font-weight="normal"/>
    </style:style>
    <style:style style:name="P211" style:family="paragraph" style:parent-style-name="Text_20_body">
      <style:paragraph-properties fo:margin-left="0in" fo:margin-right="0in" fo:orphans="2" fo:widows="2" fo:text-indent="0in" style:auto-text-indent="false"/>
      <style:text-properties fo:font-variant="normal" fo:text-transform="none" fo:color="#000000" style:font-name="Ubuntu" fo:font-size="14pt" fo:letter-spacing="normal" fo:font-style="normal" fo:font-weight="normal" style:font-size-asian="14pt" style:font-size-complex="14pt"/>
    </style:style>
    <style:style style:name="P212" style:family="paragraph" style:parent-style-name="Text_20_body">
      <style:paragraph-properties fo:margin-left="0in" fo:margin-right="0in" fo:orphans="2" fo:widows="2" fo:text-indent="0in" style:auto-text-indent="false"/>
      <style:text-properties fo:font-variant="normal" fo:text-transform="none" fo:color="#000000" style:font-name="Ubuntu" fo:font-size="14pt" fo:letter-spacing="normal" fo:font-style="normal" fo:font-weight="normal" officeooo:paragraph-rsid="00a2aa7b" style:font-size-asian="14pt" style:font-size-complex="14pt"/>
    </style:style>
    <style:style style:name="P213"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000000" style:font-name="Ubuntu" fo:font-size="14pt" fo:letter-spacing="normal" fo:font-style="normal" fo:font-weight="normal" officeooo:rsid="00a7718d" officeooo:paragraph-rsid="00a7718d" style:font-weight-asian="normal" style:font-weight-complex="normal"/>
    </style:style>
    <style:style style:name="P214" style:family="paragraph" style:parent-style-name="Text_20_body">
      <style:paragraph-properties fo:margin-left="0in" fo:margin-right="0in" fo:orphans="2" fo:widows="2" fo:text-indent="0in" style:auto-text-indent="false"/>
      <style:text-properties fo:font-variant="normal" fo:text-transform="none" fo:color="#000000" style:font-name="Ubuntu" fo:font-size="14pt" fo:letter-spacing="normal" fo:font-style="normal" fo:font-weight="bold" officeooo:rsid="00a60d83" officeooo:paragraph-rsid="00a60d83"/>
    </style:style>
    <style:style style:name="P215" style:family="paragraph" style:parent-style-name="Text_20_body">
      <style:paragraph-properties fo:margin-left="0in" fo:margin-right="0in" fo:orphans="2" fo:widows="2" fo:text-indent="0in" style:auto-text-indent="false"/>
      <style:text-properties fo:font-variant="normal" fo:text-transform="none" fo:color="#000000" style:font-name="Ubuntu" fo:font-size="14pt" fo:letter-spacing="normal" fo:font-style="normal" fo:font-weight="bold" style:font-size-asian="14pt" style:font-weight-asian="bold" style:font-size-complex="14pt" style:font-weight-complex="bold"/>
    </style:style>
    <style:style style:name="P21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officeooo:paragraph-rsid="00a2aa7b"/>
    </style:style>
    <style:style style:name="P217" style:family="paragraph" style:parent-style-name="Text_20_body">
      <style:paragraph-properties fo:margin-left="0in" fo:margin-right="0in" fo:orphans="2" fo:widows="2" fo:text-indent="0in" style:auto-text-indent="false"/>
      <style:text-properties style:font-name="Ubuntu" fo:font-size="14pt" fo:font-weight="bold" officeooo:paragraph-rsid="00a2aa7b"/>
    </style:style>
    <style:style style:name="P218" style:family="paragraph" style:parent-style-name="Text_20_body">
      <style:paragraph-properties fo:margin-left="0in" fo:margin-right="0in" fo:orphans="2" fo:widows="2" fo:text-indent="0in" style:auto-text-indent="false"/>
      <style:text-properties style:font-name="Ubuntu" fo:font-size="14pt" fo:font-weight="bold" officeooo:paragraph-rsid="00a2aa7b" style:font-size-asian="14pt" style:font-size-complex="14pt"/>
    </style:style>
    <style:style style:name="P219" style:family="paragraph" style:parent-style-name="Text_20_body">
      <style:paragraph-properties fo:margin-left="0in" fo:margin-right="0in" fo:text-align="center" style:justify-single-word="false" fo:orphans="2" fo:widows="2" fo:text-indent="0in" style:auto-text-indent="false"/>
      <style:text-properties style:font-name="Ubuntu" fo:font-size="14pt" fo:font-weight="bold" officeooo:paragraph-rsid="00a2aa7b"/>
    </style:style>
    <style:style style:name="P220" style:family="paragraph" style:parent-style-name="Text_20_body">
      <style:paragraph-properties fo:margin-left="0in" fo:margin-right="0in" fo:margin-top="0in" fo:margin-bottom="0in" loext:contextual-spacing="false" fo:orphans="2" fo:widows="2" fo:text-indent="0in" style:auto-text-indent="false"/>
      <style:text-properties fo:font-variant="normal" fo:text-transform="none" fo:color="#000000" style:font-name="Ubuntu" fo:font-size="14pt" fo:letter-spacing="normal" fo:font-style="normal" fo:font-weight="normal" style:font-size-asian="14pt" style:font-size-complex="14pt"/>
    </style:style>
    <style:style style:name="P221"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Ubuntu" fo:font-size="14pt" fo:letter-spacing="normal" fo:font-style="normal" fo:font-weight="normal" officeooo:rsid="00a826b8" officeooo:paragraph-rsid="00a826b8" style:font-weight-asian="normal" style:font-weight-complex="normal"/>
    </style:style>
    <style:style style:name="P222"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Ubuntu" fo:font-size="14pt" fo:letter-spacing="normal" fo:font-style="normal" fo:font-weight="normal" officeooo:rsid="00a8ebbb" officeooo:paragraph-rsid="00a8ebbb" style:font-weight-asian="normal" style:font-weight-complex="normal"/>
    </style:style>
    <style:style style:name="P223"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fo:font-variant="normal" fo:text-transform="none" fo:color="#000000" style:font-name="Ubuntu" fo:font-size="14pt" fo:letter-spacing="normal" fo:font-style="normal" fo:font-weight="normal" officeooo:rsid="00a91580" officeooo:paragraph-rsid="00a91580" style:font-weight-asian="normal" style:font-weight-complex="normal"/>
    </style:style>
    <style:style style:name="P224"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Ubuntu" fo:font-size="14pt" fo:font-weight="bold" officeooo:rsid="00a826b8" officeooo:paragraph-rsid="00a826b8"/>
    </style:style>
    <style:style style:name="P225"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Ubuntu" fo:font-size="14pt" fo:font-weight="bold" officeooo:rsid="00a826b8" officeooo:paragraph-rsid="00a8ebbb"/>
    </style:style>
    <style:style style:name="P226" style:family="paragraph" style:parent-style-name="Text_20_body">
      <style:paragraph-properties fo:margin-left="0in" fo:margin-right="0in" fo:margin-top="0in" fo:margin-bottom="0in" loext:contextual-spacing="false" fo:text-align="start" style:justify-single-word="false" fo:orphans="2" fo:widows="2" fo:text-indent="0in" style:auto-text-indent="false"/>
      <style:text-properties style:font-name="Ubuntu" fo:font-size="14pt" fo:font-weight="bold" officeooo:rsid="00a91580" officeooo:paragraph-rsid="00a91580"/>
    </style:style>
    <style:style style:name="P227" style:family="paragraph" style:parent-style-name="Text_20_body">
      <style:paragraph-properties fo:margin-top="0in" fo:margin-bottom="0in" loext:contextual-spacing="false" fo:orphans="2" fo:widows="2"/>
      <style:text-properties fo:font-variant="normal" fo:text-transform="none" fo:color="#000000" style:font-name="Ubuntu" fo:font-size="14pt" fo:letter-spacing="normal" fo:font-style="normal" fo:font-weight="normal" style:font-size-asian="14pt" style:font-size-complex="14pt"/>
    </style:style>
    <style:style style:name="P228" style:family="paragraph" style:parent-style-name="Standard">
      <style:paragraph-properties fo:text-align="center" style:justify-single-word="false"/>
      <style:text-properties fo:color="#ce181e" style:font-name="Ubuntu" fo:font-size="14pt" fo:font-weight="bold" officeooo:rsid="0013969c" officeooo:paragraph-rsid="0013969c" style:font-size-asian="14pt" style:font-weight-asian="bold" style:font-size-complex="14pt" style:font-weight-complex="bold"/>
    </style:style>
    <style:style style:name="P229" style:family="paragraph" style:parent-style-name="Standard">
      <style:paragraph-properties fo:text-align="start" style:justify-single-word="false"/>
      <style:text-properties fo:color="#ce181e" style:font-name="Ubuntu" fo:font-size="14pt" fo:font-weight="bold" officeooo:rsid="0013969c" officeooo:paragraph-rsid="0013969c" style:font-size-asian="14pt" style:font-weight-asian="bold" style:font-size-complex="14pt"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526529" style:font-weight-asian="bold" style:font-weight-complex="bold"/>
    </style:style>
    <style:style style:name="T4" style:family="text">
      <style:text-properties fo:font-weight="bold" officeooo:rsid="006c174d" style:font-weight-asian="bold" style:font-weight-complex="bold"/>
    </style:style>
    <style:style style:name="T5" style:family="text">
      <style:text-properties fo:font-weight="bold" officeooo:rsid="009c2804" style:font-weight-asian="bold" style:font-weight-complex="bold"/>
    </style:style>
    <style:style style:name="T6" style:family="text">
      <style:text-properties fo:font-weight="bold" officeooo:rsid="00e2440a" style:font-weight-asian="bold" style:font-weight-complex="bold"/>
    </style:style>
    <style:style style:name="T7" style:family="text">
      <style:text-properties fo:font-weight="bold" officeooo:rsid="00e3546a" style:font-weight-asian="bold" style:font-weight-complex="bold"/>
    </style:style>
    <style:style style:name="T8" style:family="text">
      <style:text-properties fo:font-weight="bold" officeooo:rsid="00f085dd" style:font-weight-asian="bold" style:font-weight-complex="bold"/>
    </style:style>
    <style:style style:name="T9" style:family="text">
      <style:text-properties fo:font-weight="bold" officeooo:rsid="010bc2e6" style:font-weight-asian="bold" style:font-weight-complex="bold"/>
    </style:style>
    <style:style style:name="T10" style:family="text">
      <style:text-properties fo:font-weight="bold" officeooo:rsid="00a52f16"/>
    </style:style>
    <style:style style:name="T11" style:family="text">
      <style:text-properties fo:font-weight="bold" officeooo:rsid="00a60d83"/>
    </style:style>
    <style:style style:name="T12" style:family="text">
      <style:text-properties style:font-name="Ubuntu" fo:font-size="14pt" fo:font-weight="normal" style:font-size-asian="14pt" style:font-weight-asian="normal" style:font-size-complex="14pt" style:font-weight-complex="normal"/>
    </style:style>
    <style:style style:name="T13" style:family="text">
      <style:text-properties style:font-name="Ubuntu" fo:font-size="14pt" fo:font-weight="normal" officeooo:rsid="0066b742" style:font-size-asian="14pt" style:font-weight-asian="normal" style:font-size-complex="14pt" style:font-weight-complex="normal"/>
    </style:style>
    <style:style style:name="T14" style:family="text">
      <style:text-properties style:font-name="Ubuntu" fo:font-size="14pt" fo:font-weight="normal" officeooo:rsid="00689049" style:font-size-asian="14pt" style:font-weight-asian="normal" style:font-size-complex="14pt" style:font-weight-complex="normal"/>
    </style:style>
    <style:style style:name="T15" style:family="text">
      <style:text-properties style:font-name="Ubuntu" fo:font-size="14pt" fo:font-weight="normal" officeooo:rsid="0069659d" style:font-size-asian="14pt" style:font-weight-asian="normal" style:font-size-complex="14pt" style:font-weight-complex="normal"/>
    </style:style>
    <style:style style:name="T16" style:family="text">
      <style:text-properties style:font-name="Ubuntu" fo:font-size="14pt" fo:font-weight="normal" officeooo:rsid="006ad228" style:font-size-asian="14pt" style:font-weight-asian="normal" style:font-size-complex="14pt" style:font-weight-complex="normal"/>
    </style:style>
    <style:style style:name="T17" style:family="text">
      <style:text-properties style:font-name="Ubuntu" fo:font-size="14pt" fo:font-weight="normal" officeooo:rsid="006d7869" style:font-size-asian="14pt" style:font-weight-asian="normal" style:font-size-complex="14pt" style:font-weight-complex="normal"/>
    </style:style>
    <style:style style:name="T18" style:family="text">
      <style:text-properties style:font-name="Ubuntu" fo:font-size="14pt" fo:font-weight="normal" officeooo:rsid="006f5e56" style:font-size-asian="14pt" style:font-weight-asian="normal" style:font-size-complex="14pt" style:font-weight-complex="normal"/>
    </style:style>
    <style:style style:name="T19" style:family="text">
      <style:text-properties style:font-name="Ubuntu" fo:font-size="14pt" fo:font-weight="normal" officeooo:rsid="006f83a9" style:font-size-asian="14pt" style:font-weight-asian="normal" style:font-size-complex="14pt" style:font-weight-complex="normal"/>
    </style:style>
    <style:style style:name="T20" style:family="text">
      <style:text-properties style:font-name="Ubuntu" fo:font-size="14pt" fo:font-weight="normal" officeooo:rsid="007853e5" style:font-size-asian="14pt" style:font-weight-asian="normal" style:font-size-complex="14pt" style:font-weight-complex="normal"/>
    </style:style>
    <style:style style:name="T21" style:family="text">
      <style:text-properties style:font-name="Ubuntu" fo:font-size="14pt" fo:font-weight="normal" officeooo:rsid="00796060" style:font-size-asian="14pt" style:font-weight-asian="normal" style:font-size-complex="14pt" style:font-weight-complex="normal"/>
    </style:style>
    <style:style style:name="T22" style:family="text">
      <style:text-properties style:font-name="Ubuntu" fo:font-size="14pt" fo:font-weight="normal" officeooo:rsid="00989991" style:font-size-asian="14pt" style:font-weight-asian="normal" style:font-size-complex="14pt" style:font-weight-complex="normal"/>
    </style:style>
    <style:style style:name="T23" style:family="text">
      <style:text-properties style:font-name="Ubuntu" fo:font-size="14pt" fo:font-weight="normal" officeooo:rsid="00acc8d9" style:font-size-asian="14pt" style:font-weight-asian="normal" style:font-size-complex="14pt" style:font-weight-complex="normal"/>
    </style:style>
    <style:style style:name="T24" style:family="text">
      <style:text-properties style:font-name="Ubuntu" fo:font-size="14pt" fo:font-weight="normal" officeooo:rsid="00500845" style:font-size-asian="14pt" style:font-weight-asian="normal" style:font-size-complex="14pt" style:font-weight-complex="normal"/>
    </style:style>
    <style:style style:name="T25" style:family="text">
      <style:text-properties style:font-name="Ubuntu" fo:font-size="14pt" fo:font-weight="bold" style:font-size-asian="14pt" style:font-weight-asian="bold" style:font-size-complex="14pt" style:font-weight-complex="bold"/>
    </style:style>
    <style:style style:name="T26" style:family="text">
      <style:text-properties style:font-name="Ubuntu" fo:font-size="14pt" fo:font-weight="bold" officeooo:rsid="0069659d" style:font-size-asian="14pt" style:font-weight-asian="bold" style:font-size-complex="14pt" style:font-weight-complex="bold"/>
    </style:style>
    <style:style style:name="T27" style:family="text">
      <style:text-properties style:font-name="Ubuntu" fo:font-size="14pt" fo:font-weight="bold" officeooo:rsid="006ad228" style:font-size-asian="14pt" style:font-weight-asian="bold" style:font-size-complex="14pt" style:font-weight-complex="bold"/>
    </style:style>
    <style:style style:name="T28" style:family="text">
      <style:text-properties style:font-name="Ubuntu" fo:font-size="14pt" fo:font-weight="bold" officeooo:rsid="006f5e56" style:font-size-asian="14pt" style:font-weight-asian="bold" style:font-size-complex="14pt" style:font-weight-complex="bold"/>
    </style:style>
    <style:style style:name="T29" style:family="text">
      <style:text-properties style:font-name="Ubuntu" fo:font-size="14pt" fo:font-weight="bold" officeooo:rsid="00acc8d9" style:font-size-asian="14pt" style:font-weight-asian="bold" style:font-size-complex="14pt" style:font-weight-complex="bold"/>
    </style:style>
    <style:style style:name="T30" style:family="text">
      <style:text-properties style:font-name="Ubuntu" fo:font-size="14pt" fo:font-weight="bold" officeooo:rsid="00500845" style:font-size-asian="14pt" style:font-weight-asian="bold" style:font-size-complex="14pt" style:font-weight-complex="bold"/>
    </style:style>
    <style:style style:name="T31" style:family="text">
      <style:text-properties style:font-name="Ubuntu" fo:font-size="14pt" style:text-underline-style="none" fo:font-weight="bold" officeooo:rsid="006f5e56" style:font-size-asian="14pt" style:font-weight-asian="bold" style:font-size-complex="14pt" style:font-weight-complex="bold"/>
    </style:style>
    <style:style style:name="T32" style:family="text">
      <style:text-properties style:font-name="Ubuntu" fo:font-size="14pt" style:text-underline-style="none" fo:font-weight="bold" officeooo:rsid="00717353" style:font-size-asian="14pt" style:font-weight-asian="bold" style:font-size-complex="14pt" style:font-weight-complex="bold"/>
    </style:style>
    <style:style style:name="T33" style:family="text">
      <style:text-properties style:font-name="Ubuntu" fo:font-size="14pt" style:text-underline-style="none" fo:font-weight="bold" officeooo:rsid="0075e945" style:font-size-asian="14pt" style:font-weight-asian="bold" style:font-size-complex="14pt" style:font-weight-complex="bold"/>
    </style:style>
    <style:style style:name="T34" style:family="text">
      <style:text-properties style:font-name="Ubuntu" fo:font-size="14pt" style:text-underline-style="none" fo:font-weight="normal" officeooo:rsid="006f5e56" style:font-size-asian="14pt" style:font-weight-asian="normal" style:font-size-complex="14pt" style:font-weight-complex="normal"/>
    </style:style>
    <style:style style:name="T35" style:family="text">
      <style:text-properties style:font-name="Ubuntu" fo:font-size="14pt" style:text-underline-style="none" fo:font-weight="normal" officeooo:rsid="00717353" style:font-size-asian="14pt" style:font-weight-asian="normal" style:font-size-complex="14pt" style:font-weight-complex="normal"/>
    </style:style>
    <style:style style:name="T36" style:family="text">
      <style:text-properties style:font-name="Ubuntu" fo:font-size="14pt" style:text-underline-style="none" fo:font-weight="normal" officeooo:rsid="0074da49" style:font-size-asian="14pt" style:font-weight-asian="normal" style:font-size-complex="14pt" style:font-weight-complex="normal"/>
    </style:style>
    <style:style style:name="T37" style:family="text">
      <style:text-properties style:font-name="Ubuntu" fo:font-size="14pt" style:text-underline-style="none" fo:font-weight="normal" officeooo:rsid="0075e945" style:font-size-asian="14pt" style:font-weight-asian="normal" style:font-size-complex="14pt" style:font-weight-complex="normal"/>
    </style:style>
    <style:style style:name="T38" style:family="text">
      <style:text-properties style:font-name="Ubuntu" fo:font-size="14pt" style:text-underline-style="none" style:font-size-asian="14pt" style:font-size-complex="14pt"/>
    </style:style>
    <style:style style:name="T39" style:family="text">
      <style:text-properties style:font-name="Ubuntu" fo:font-size="14pt" style:text-underline-style="none" officeooo:rsid="006f5e56" style:font-size-asian="14pt" style:font-size-complex="14pt"/>
    </style:style>
    <style:style style:name="T40" style:family="text">
      <style:text-properties fo:font-weight="normal" style:font-weight-asian="normal" style:font-weight-complex="normal"/>
    </style:style>
    <style:style style:name="T41" style:family="text">
      <style:text-properties fo:font-weight="normal" officeooo:rsid="007f4591" style:font-weight-asian="normal" style:font-weight-complex="normal"/>
    </style:style>
    <style:style style:name="T42" style:family="text">
      <style:text-properties fo:font-weight="normal" officeooo:rsid="007f762f" style:font-weight-asian="normal" style:font-weight-complex="normal"/>
    </style:style>
    <style:style style:name="T43" style:family="text">
      <style:text-properties fo:font-weight="normal" officeooo:rsid="00852e26" style:font-weight-asian="normal" style:font-weight-complex="normal"/>
    </style:style>
    <style:style style:name="T44" style:family="text">
      <style:text-properties fo:font-weight="normal" officeooo:rsid="00af3913" style:font-weight-asian="normal" style:font-weight-complex="normal"/>
    </style:style>
    <style:style style:name="T45" style:family="text">
      <style:text-properties fo:font-weight="normal" officeooo:rsid="00b2e6bf" style:font-weight-asian="normal" style:font-weight-complex="normal"/>
    </style:style>
    <style:style style:name="T46" style:family="text">
      <style:text-properties fo:font-weight="normal" officeooo:rsid="00b43fa0" style:font-weight-asian="normal" style:font-weight-complex="normal"/>
    </style:style>
    <style:style style:name="T47" style:family="text">
      <style:text-properties officeooo:rsid="0046fb65"/>
    </style:style>
    <style:style style:name="T48" style:family="text">
      <style:text-properties officeooo:rsid="00506ba8"/>
    </style:style>
    <style:style style:name="T49" style:family="text">
      <style:text-properties officeooo:rsid="00526529"/>
    </style:style>
    <style:style style:name="T50" style:family="text">
      <style:text-properties officeooo:rsid="0053497b"/>
    </style:style>
    <style:style style:name="T51" style:family="text">
      <style:text-properties officeooo:rsid="0056ab98"/>
    </style:style>
    <style:style style:name="T52" style:family="text">
      <style:text-properties officeooo:rsid="005bad26"/>
    </style:style>
    <style:style style:name="T53" style:family="text">
      <style:text-properties officeooo:rsid="005e1f21"/>
    </style:style>
    <style:style style:name="T54" style:family="text">
      <style:text-properties officeooo:rsid="0063e386"/>
    </style:style>
    <style:style style:name="T55" style:family="text">
      <style:text-properties fo:font-variant="normal" fo:text-transform="none" fo:color="#222222" style:font-name="Ubuntu" fo:font-size="14pt" fo:letter-spacing="normal" fo:font-style="normal" fo:font-weight="normal" style:font-size-asian="14pt" style:font-weight-asian="normal" style:font-size-complex="14pt" style:font-weight-complex="normal"/>
    </style:style>
    <style:style style:name="T56" style:family="text">
      <style:text-properties fo:font-variant="normal" fo:text-transform="none" fo:color="#222222" style:font-name="Ubuntu" fo:font-size="14pt" fo:letter-spacing="normal" fo:font-style="normal" fo:font-weight="normal" officeooo:rsid="006f5e56" style:font-size-asian="14pt" style:font-weight-asian="normal" style:font-size-complex="14pt" style:font-weight-complex="normal"/>
    </style:style>
    <style:style style:name="T57" style:family="text">
      <style:text-properties fo:font-variant="normal" fo:text-transform="none" fo:color="#000000" fo:letter-spacing="normal" fo:font-style="normal"/>
    </style:style>
    <style:style style:name="T58" style:family="text">
      <style:text-properties fo:font-variant="normal" fo:text-transform="none" fo:color="#000000" fo:letter-spacing="normal" fo:font-style="normal" fo:font-weight="normal"/>
    </style:style>
    <style:style style:name="T59" style:family="text">
      <style:text-properties fo:font-variant="normal" fo:text-transform="none" fo:color="#000000" fo:letter-spacing="normal" fo:font-style="normal" fo:font-weight="normal" style:font-weight-asian="normal" style:font-weight-complex="normal"/>
    </style:style>
    <style:style style:name="T60" style:family="text">
      <style:text-properties fo:font-variant="normal" fo:text-transform="none" fo:color="#000000" fo:letter-spacing="normal" fo:font-style="normal" fo:font-weight="normal" officeooo:rsid="00a8ebbb" style:font-weight-asian="normal" style:font-weight-complex="normal"/>
    </style:style>
    <style:style style:name="T61" style:family="text">
      <style:text-properties fo:font-variant="normal" fo:text-transform="none" fo:color="#000000" fo:letter-spacing="normal" fo:font-style="normal" officeooo:rsid="00a7718d"/>
    </style:style>
    <style:style style:name="T62" style:family="text">
      <style:text-properties fo:font-variant="normal" fo:text-transform="none" fo:color="#000000" fo:letter-spacing="normal" fo:font-style="normal" style:font-weight-asian="bold" style:font-weight-complex="bold"/>
    </style:style>
    <style:style style:name="T63" style:family="text">
      <style:text-properties fo:font-variant="normal" fo:text-transform="none" fo:color="#000000" fo:letter-spacing="normal" fo:font-style="normal" officeooo:rsid="00a8ebbb" style:font-weight-asian="bold" style:font-weight-complex="bold"/>
    </style:style>
    <style:style style:name="T64" style:family="text">
      <style:text-properties fo:font-variant="normal" fo:text-transform="none" fo:letter-spacing="normal" fo:font-style="normal"/>
    </style:style>
    <style:style style:name="T65" style:family="text">
      <style:text-properties fo:font-variant="normal" fo:text-transform="none" fo:letter-spacing="normal" fo:font-style="normal" fo:font-weight="normal" style:font-weight-asian="normal" style:font-weight-complex="normal"/>
    </style:style>
    <style:style style:name="T66" style:family="text">
      <style:text-properties fo:font-variant="normal" fo:text-transform="none" fo:letter-spacing="normal" fo:font-style="normal" fo:font-weight="normal" officeooo:rsid="01043c3b" style:font-weight-asian="normal" style:font-weight-complex="normal"/>
    </style:style>
    <style:style style:name="T67" style:family="text">
      <style:text-properties fo:font-variant="normal" fo:text-transform="none" fo:letter-spacing="normal" fo:font-style="normal" fo:font-weight="normal" officeooo:rsid="010a6559" style:font-weight-asian="normal" style:font-weight-complex="normal"/>
    </style:style>
    <style:style style:name="T68" style:family="text">
      <style:text-properties officeooo:rsid="006c174d"/>
    </style:style>
    <style:style style:name="T69" style:family="text">
      <style:text-properties officeooo:rsid="0077e8cd"/>
    </style:style>
    <style:style style:name="T70" style:family="text">
      <style:text-properties officeooo:rsid="0079e4c5"/>
    </style:style>
    <style:style style:name="T71" style:family="text">
      <style:text-properties officeooo:rsid="007abfa9"/>
    </style:style>
    <style:style style:name="T72" style:family="text">
      <style:text-properties officeooo:rsid="007dbdb2"/>
    </style:style>
    <style:style style:name="T73" style:family="text">
      <style:text-properties officeooo:rsid="0083f6a0"/>
    </style:style>
    <style:style style:name="T74" style:family="text">
      <style:text-properties officeooo:rsid="008aafa5"/>
    </style:style>
    <style:style style:name="T75" style:family="text">
      <style:text-properties officeooo:rsid="008c942a"/>
    </style:style>
    <style:style style:name="T76" style:family="text">
      <style:text-properties officeooo:rsid="008d3199"/>
    </style:style>
    <style:style style:name="T77" style:family="text">
      <style:text-properties officeooo:rsid="008f3c56"/>
    </style:style>
    <style:style style:name="T78" style:family="text">
      <style:text-properties officeooo:rsid="00908872"/>
    </style:style>
    <style:style style:name="T79" style:family="text">
      <style:text-properties officeooo:rsid="00939af6"/>
    </style:style>
    <style:style style:name="T80" style:family="text">
      <style:text-properties officeooo:rsid="0095c961"/>
    </style:style>
    <style:style style:name="T81" style:family="text">
      <style:text-properties officeooo:rsid="00999302"/>
    </style:style>
    <style:style style:name="T82" style:family="text">
      <style:text-properties officeooo:rsid="009ace3e"/>
    </style:style>
    <style:style style:name="T83" style:family="text">
      <style:text-properties officeooo:rsid="009c2804"/>
    </style:style>
    <style:style style:name="T84" style:family="text">
      <style:text-properties officeooo:rsid="009e96e6"/>
    </style:style>
    <style:style style:name="T85" style:family="text">
      <style:text-properties officeooo:rsid="009f7715"/>
    </style:style>
    <style:style style:name="T86" style:family="text">
      <style:text-properties officeooo:rsid="00a9220b"/>
    </style:style>
    <style:style style:name="T87" style:family="text">
      <style:text-properties officeooo:rsid="00a9f434"/>
    </style:style>
    <style:style style:name="T88" style:family="text">
      <style:text-properties officeooo:rsid="00aabc44"/>
    </style:style>
    <style:style style:name="T89" style:family="text">
      <style:text-properties officeooo:rsid="00af3913"/>
    </style:style>
    <style:style style:name="T90" style:family="text">
      <style:text-properties officeooo:rsid="00b43fa0"/>
    </style:style>
    <style:style style:name="T91" style:family="text">
      <style:text-properties officeooo:rsid="00bb7986"/>
    </style:style>
    <style:style style:name="T92" style:family="text">
      <style:text-properties officeooo:rsid="00bc22e5"/>
    </style:style>
    <style:style style:name="T93" style:family="text">
      <style:text-properties officeooo:rsid="00c09ba1"/>
    </style:style>
    <style:style style:name="T94" style:family="text">
      <style:text-properties officeooo:rsid="00cc2598"/>
    </style:style>
    <style:style style:name="T95" style:family="text">
      <style:text-properties officeooo:rsid="00d2d6e9"/>
    </style:style>
    <style:style style:name="T96" style:family="text">
      <style:text-properties fo:color="#ce181e"/>
    </style:style>
    <style:style style:name="T97" style:family="text">
      <style:text-properties fo:color="#ce181e" officeooo:rsid="00da7e27"/>
    </style:style>
    <style:style style:name="T98" style:family="text">
      <style:text-properties fo:color="#00a65d"/>
    </style:style>
    <style:style style:name="T99" style:family="text">
      <style:text-properties fo:color="#00a65d" officeooo:rsid="00d2d6e9"/>
    </style:style>
    <style:style style:name="T100" style:family="text">
      <style:text-properties fo:color="#00a65d" officeooo:rsid="00dae626"/>
    </style:style>
    <style:style style:name="T101" style:family="text">
      <style:text-properties fo:color="#000000" fo:font-weight="bold" officeooo:rsid="00d2d6e9" style:font-weight-asian="bold" style:font-weight-complex="bold"/>
    </style:style>
    <style:style style:name="T102" style:family="text">
      <style:text-properties fo:color="#000000" fo:font-weight="bold" officeooo:rsid="00dae626" style:font-weight-asian="bold" style:font-weight-complex="bold"/>
    </style:style>
    <style:style style:name="T103" style:family="text">
      <style:text-properties fo:color="#000000" officeooo:rsid="00dceaa4"/>
    </style:style>
    <style:style style:name="T104" style:family="text">
      <style:text-properties officeooo:rsid="00d7f658"/>
    </style:style>
    <style:style style:name="T105" style:family="text">
      <style:text-properties officeooo:rsid="00d812c2"/>
    </style:style>
    <style:style style:name="T106" style:family="text">
      <style:text-properties officeooo:rsid="00da11bc"/>
    </style:style>
    <style:style style:name="T107" style:family="text">
      <style:text-properties officeooo:rsid="00da7e27"/>
    </style:style>
    <style:style style:name="T108" style:family="text">
      <style:text-properties officeooo:rsid="00dc94c3"/>
    </style:style>
    <style:style style:name="T109" style:family="text">
      <style:text-properties officeooo:rsid="00de3e48"/>
    </style:style>
    <style:style style:name="T110" style:family="text">
      <style:text-properties officeooo:rsid="00df0887"/>
    </style:style>
    <style:style style:name="T111" style:family="text">
      <style:text-properties fo:color="#00aaad"/>
    </style:style>
    <style:style style:name="T112" style:family="text">
      <style:text-properties fo:color="#00aaad" officeooo:rsid="00da7e27"/>
    </style:style>
    <style:style style:name="T113" style:family="text">
      <style:text-properties officeooo:rsid="00e2440a"/>
    </style:style>
    <style:style style:name="T114" style:family="text">
      <style:text-properties officeooo:rsid="00e3546a"/>
    </style:style>
    <style:style style:name="T115" style:family="text">
      <style:text-properties officeooo:rsid="00e517e8"/>
    </style:style>
    <style:style style:name="T116" style:family="text">
      <style:text-properties officeooo:rsid="00f038e6"/>
    </style:style>
    <style:style style:name="T117" style:family="text">
      <style:text-properties officeooo:rsid="00f085dd"/>
    </style:style>
    <style:style style:name="T118" style:family="text">
      <style:text-properties officeooo:rsid="00fafd06"/>
    </style:style>
    <style:style style:name="T119" style:family="text">
      <style:text-properties officeooo:rsid="010cacd5"/>
    </style:style>
    <style:style style:name="T120" style:family="text">
      <style:text-properties officeooo:rsid="010dd112"/>
    </style:style>
    <style:style style:name="T121" style:family="text">
      <style:text-properties officeooo:rsid="010f81a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8">Operating System </text:p>
      <text:p text:style-name="P228">LAB 01</text:p>
      <text:p text:style-name="P229"/>
      <text:p text:style-name="P1"/>
      <text:p text:style-name="P31"/>
      <text:p text:style-name="P29"/>
      <text:p text:style-name="P3">3.</text:p>
      <text:p text:style-name="P4"/>
      <text:p text:style-name="P5">man who</text:p>
      <text:p text:style-name="P33"># who</text:p>
      <text:p text:style-name="P33">displays who is logged on</text:p>
      <text:p text:style-name="P32">eesha <text:s text:c="3"/>:0 <text:s text:c="10"/>2019-03-27 19:15 (:0)</text:p>
      <text:p text:style-name="P32"/>
      <text:p text:style-name="P32"/>
      <text:p text:style-name="P33"># <text:span text:style-name="T47">who -a, --all</text:span></text:p>
      <text:p text:style-name="P34">displays all information who is logged on</text:p>
      <text:p text:style-name="P30"><text:s text:c="11"/>system boot <text:s/>2019-03-28 01:14</text:p>
      <text:p text:style-name="P30">eesha <text:s text:c="3"/>? :0 <text:s text:c="10"/>2019-03-27 19:15 <text:s text:c="2"/>? <text:s text:c="9"/>1920 (:0)</text:p>
      <text:p text:style-name="P30"><text:s text:c="11"/>run-level 5 <text:s/>2019-03-27 19:15</text:p>
      <text:p text:style-name="P34"># who -b, --boot</text:p>
      <text:p text:style-name="P34">time of last system boot</text:p>
      <text:p text:style-name="P28">system boot <text:s/>2019-03-28 01:14</text:p>
      <text:p text:style-name="P28"/>
      <text:p text:style-name="P35"># who -l, --login</text:p>
      <text:p text:style-name="P35">print system login processes</text:p>
      <text:p text:style-name="P35"/>
      <text:p text:style-name="P36"># who --version, -V</text:p>
      <text:p text:style-name="P36">display version</text:p>
      <text:p text:style-name="P36">who (GNU coreutils) 8.28</text:p>
      <text:p text:style-name="P36">Copyright (C) 2017 Free Software Foundation, Inc.</text:p>
      <text:p text:style-name="P36">License GPLv3+: GNU GPL version 3 or later &lt;http://gnu.org/licenses/gpl.html&gt;.</text:p>
      <text:p text:style-name="P36">This is free software: you are free to change and redistribute it.</text:p>
      <text:p text:style-name="P36">There is NO WARRANTY, to the extent permitted by law.</text:p>
      <text:p text:style-name="P36"/>
      <text:p text:style-name="P36">Written by Joseph Arceneaux, David MacKenzie, and Michael Stone.</text:p>
      <text:p text:style-name="P36"/>
      <text:p text:style-name="P36"/>
      <text:p text:style-name="P37"># who --message</text:p>
      <text:p text:style-name="P37">user’s message status </text:p>
      <text:p text:style-name="P37">eesha <text:s text:c="3"/>? :0 <text:s text:c="10"/>2019-03-27 19:15 (:0)</text:p>
      <text:p text:style-name="P37"/>
      <text:p text:style-name="P6"><text:soft-page-break/>man cat</text:p>
      <text:p text:style-name="P6"/>
      <text:p text:style-name="P38"><text:span text:style-name="T2">cat</text:span> actually concatenate files and print on the standard output</text:p>
      <text:p text:style-name="P38"/>
      <text:p text:style-name="P39"># cat myfile1 myfile2 myfile3</text:p>
      <text:p text:style-name="P39">where myfile1, myfile2 and myfile3 are all files</text:p>
      <text:p text:style-name="P39">this command prints all stuffs within the files</text:p>
      <text:p text:style-name="P39"/>
      <text:p text:style-name="P40">this is inside myfile1</text:p>
      <text:p text:style-name="P40">this is inside myfile2</text:p>
      <text:p text:style-name="P40">this is inside myfile3</text:p>
      <text:p text:style-name="P40"/>
      <text:p text:style-name="P43"># <text:span text:style-name="T48">cat -A myfile1 or cat --show-all myfile1</text:span></text:p>
      <text:p text:style-name="P44">this command shows all stuffs inside myfile1</text:p>
      <text:p text:style-name="P44"/>
      <text:p text:style-name="P44">this is inside myfile1$</text:p>
      <text:p text:style-name="P44"/>
      <text:p text:style-name="P44"/>
      <text:p text:style-name="P44"/>
      <text:p text:style-name="P44"># <text:span text:style-name="T49">cat -n myfile1 myfile2 myfile3</text:span></text:p>
      <text:p text:style-name="P44"><text:span text:style-name="T2">-</text:span><text:span text:style-name="T3">n</text:span><text:span text:style-name="T49"> prints all output lines</text:span></text:p>
      <text:p text:style-name="P44"/>
      <text:p text:style-name="P41"><text:span text:style-name="T50">1<text:tab/></text:span>this is inside myfile1</text:p>
      <text:p text:style-name="P41"><text:span text:style-name="T50">2<text:tab/></text:span>this is inside myfile2</text:p>
      <text:p text:style-name="P41"><text:span text:style-name="T50">3<text:tab/></text:span>this is inside myfile3</text:p>
      <text:p text:style-name="P41"/>
      <text:p text:style-name="P41"/>
      <text:p text:style-name="P7">cd</text:p>
      <text:p text:style-name="P45">cd stands for ‘<text:span text:style-name="T51">C</text:span>hange <text:span text:style-name="T51">D</text:span>irectory’</text:p>
      <text:p text:style-name="P45"/>
      <text:p text:style-name="P46"># cd directory </text:p>
      <text:p text:style-name="P46">it goes on that directory </text:p>
      <text:p text:style-name="P46">directory – Documents/new/final</text:p>
      <text:p text:style-name="P46"/>
      <text:p text:style-name="P47"># cd..</text:p>
      <text:p text:style-name="P47">goes back to previous folder</text:p>
      <text:p text:style-name="P47"/>
      <text:p text:style-name="P47"># cd /</text:p>
      <text:p text:style-name="P47">goes back to root directory</text:p>
      <text:p text:style-name="P47"/>
      <text:p text:style-name="P47"/>
      <text:p text:style-name="P8"><text:span text:style-name="T70">man </text:span>cp</text:p>
      <text:p text:style-name="P48"><text:soft-page-break/></text:p>
      <text:p text:style-name="P49">cp - copy</text:p>
      <text:p text:style-name="P48">cp <text:span text:style-name="T52">means copy files and directories</text:span></text:p>
      <text:p text:style-name="P48"/>
      <text:p text:style-name="P50"># cp hello helloCopy</text:p>
      <text:p text:style-name="P50">where hello source file, helloCopy destination file. If helloCopy don’t exists, system will create helloCopy file. <text:span text:style-name="T53">If destination file exists on system and has contents on that, cp commands will replace that contents with source contents. That means all contents of destination file will be removed and then replaced.</text:span></text:p>
      <text:p text:style-name="P50"/>
      <text:p text:style-name="P50"># cp hello /home/eesha/Documents/helloCopy</text:p>
      <text:p text:style-name="P50"/>
      <text:p text:style-name="P50"># cp hello.docx helloCopy.docx</text:p>
      <text:p text:style-name="P50">if file name has extension, then it should be given.</text:p>
      <text:p text:style-name="P50"/>
      <text:p text:style-name="P50"># cp -a hello.docx copy.docx</text:p>
      <text:p text:style-name="P50"><text:span text:style-name="T2">-a </text:span>means all. As same as above all commands.</text:p>
      <text:p text:style-name="P50"/>
      <text:p text:style-name="P51"># cp hello /home/eesha/Music</text:p>
      <text:p text:style-name="P51">in Music Folder, system will create hello file.</text:p>
      <text:p text:style-name="P51"/>
      <text:p text:style-name="P51"># cp -t /home/eesha/Music hello</text:p>
      <text:p text:style-name="P51"><text:span text:style-name="T2">-t</text:span> means target. In Music folder, system will create hello if don’t exists. If hello file already exists, command will abort.</text:p>
      <text:p text:style-name="P51"/>
      <text:p text:style-name="P51"/>
      <text:p text:style-name="P9"><text:span text:style-name="T70">man </text:span>ps</text:p>
      <text:p text:style-name="P52"/>
      <text:p text:style-name="P52">ps means <text:span text:style-name="T2">Process Status</text:span></text:p>
      <text:p text:style-name="P53">This command will display a snapshot of current processes.</text:p>
      <text:p text:style-name="P53"/>
      <text:p text:style-name="P54">It displays <text:span text:style-name="T54">(as current user)</text:span> the process ID (pid=PID), the terminal associated with the process (tname=TTY), the cumulated CPU time in hh:mm:ss format (time=TIME), and the executable name (ucmd=CMD). <text:s/>Output is unsorted by default.</text:p>
      <text:p text:style-name="P54"/>
      <text:p text:style-name="P129">To see every process on the system using standard syntax:</text:p>
      <text:p text:style-name="P55"/>
      <text:p text:style-name="P55"># ps -e</text:p>
      <text:p text:style-name="P57">displays</text:p>
      <text:p text:style-name="P56">PID <text:tab/>TTY <text:tab/>TIME<text:tab/> <text:s text:c="3"/>CMD</text:p>
      <text:p text:style-name="P56"><text:soft-page-break/><text:span text:style-name="T2">-</text:span><text:span text:style-name="T4">e</text:span><text:span text:style-name="T68"> means Select all processes. As same as </text:span><text:span text:style-name="T4">-a</text:span></text:p>
      <text:p text:style-name="P56"/>
      <text:p text:style-name="P57"># ps -ef </text:p>
      <text:p text:style-name="P57">displays</text:p>
      <text:p text:style-name="P56">UID <text:s text:c="7"/>PID <text:s text:c="4"/>PPID <text:s text:c="4"/>C <text:s text:c="5"/>STIME <text:s text:c="6"/>TTY <text:s text:c="7"/>TIME <text:s text:c="5"/>CMD</text:p>
      <text:p text:style-name="P58">PPID stands for Parent Process ID</text:p>
      <text:p text:style-name="P150"><text:span text:style-name="T13">C stands <text:s/>for </text:span><text:span text:style-name="T14">integer value of the processor utilization percentage. </text:span></text:p>
      <text:p text:style-name="P88">STIME means Start TIME of process. </text:p>
      <text:p text:style-name="P88">TIME means total time of that process which utilizes processor.</text:p>
      <text:p text:style-name="P153"><text:span text:style-name="T14">C</text:span><text:span text:style-name="T12">MD means Commands.</text:span></text:p>
      <text:p text:style-name="P89"/>
      <text:p text:style-name="P153"><text:span text:style-name="T25">-</text:span><text:span text:style-name="T28">f</text:span><text:span text:style-name="T18"> means do full-format listing. This option can be combined with many other UNIX-style options to add additional columns.</text:span></text:p>
      <text:p text:style-name="P89"/>
      <text:p text:style-name="P89"/>
      <text:p text:style-name="P132">To see every process on the system using BSD syntax:</text:p>
      <text:p text:style-name="P89"/>
      <text:p text:style-name="P154"><text:span text:style-name="T12"># </text:span><text:span text:style-name="T15">ps ax </text:span><text:span text:style-name="T17">or ps axu </text:span></text:p>
      <text:p text:style-name="P90">PID <text:s text:c="5"/>TTY <text:s text:c="5"/>STAT <text:s text:c="3"/>TIME <text:s text:c="4"/>COMMAND</text:p>
      <text:p text:style-name="P90">STAT means multi-character process state.</text:p>
      <text:p text:style-name="P20"/>
      <text:p text:style-name="P154"><text:span text:style-name="T27">a </text:span><text:span text:style-name="T15"><text:s/>caus</text:span><text:span text:style-name="T16">e</text:span><text:span text:style-name="T15">s </text:span><text:span text:style-name="T26">ps</text:span><text:span text:style-name="T15"> to list all processes with a terminal (tty), or to list all processes when used together with the </text:span><text:span text:style-name="T26">x</text:span><text:span text:style-name="T15"> option.</text:span></text:p>
      <text:p text:style-name="P90"/>
      <text:p text:style-name="P157"><text:span text:style-name="T25">x</text:span><text:span text:style-name="T15"> causes ps to list all processes when used together with the </text:span><text:span text:style-name="T26">a</text:span><text:span text:style-name="T15"> option.</text:span></text:p>
      <text:p text:style-name="P91"/>
      <text:p text:style-name="P157"><text:span text:style-name="T26">u</text:span><text:span text:style-name="T15"> </text:span><text:span text:style-name="T17">means d</text:span><text:span text:style-name="T15">isplay</text:span><text:span text:style-name="T17">ing</text:span><text:span text:style-name="T15"> user-oriented format.</text:span></text:p>
      <text:p text:style-name="P90"/>
      <text:p text:style-name="P90"/>
      <text:p text:style-name="P133">To print a process tree:</text:p>
      <text:p text:style-name="P133"/>
      <text:p text:style-name="P140"># ps -ejH</text:p>
      <text:p text:style-name="P140">PID <text:s text:c="3"/>PGID <text:s text:c="2"/>SID <text:s text:c="4"/>TTY <text:s text:c="5"/>TIME <text:s text:c="5"/>CMD</text:p>
      <text:p text:style-name="P140"/>
      <text:p text:style-name="P156"><text:span text:style-name="T12">PGID </text:span><text:span text:style-name="T20">means</text:span><text:span text:style-name="T12"> </text:span><text:span text:style-name="T20">P</text:span><text:span text:style-name="T12">rocess </text:span><text:span text:style-name="T20">G</text:span><text:span text:style-name="T12">roup ID.</text:span></text:p>
      <text:p text:style-name="P156"><text:span text:style-name="T12">RGID </text:span><text:span text:style-name="T20">means </text:span><text:span text:style-name="T21">R</text:span><text:span text:style-name="T12">eal </text:span><text:span text:style-name="T21">G</text:span><text:span text:style-name="T12">roup ID.</text:span></text:p>
      <text:p text:style-name="P141">SID means Session ID.</text:p>
      <text:p text:style-name="P151"><text:span text:style-name="T31">-j</text:span><text:span text:style-name="T34"> means BSD (</text:span><text:span text:style-name="T55">Berkeley Software Distribution</text:span><text:span text:style-name="T56">)</text:span><text:span text:style-name="T34"> jobs format.</text:span></text:p>
      <text:p text:style-name="P151"><text:span text:style-name="T31">-</text:span><text:span text:style-name="T32">o</text:span><text:span text:style-name="T35"> means User defined format.</text:span></text:p>
      <text:p text:style-name="P151"><text:span text:style-name="T32">-</text:span><text:span text:style-name="T33">H</text:span><text:span text:style-name="T37"> means show processes hierarchy (forest).</text:span></text:p>
      <text:p text:style-name="P142"/>
      <text:p text:style-name="P148"/>
      <text:p text:style-name="P149"><text:soft-page-break/><text:span text:style-name="T39"># </text:span><text:span text:style-name="T38">ps -eZ</text:span></text:p>
      <text:p text:style-name="P143">LABEL <text:s text:c="4"/>PID <text:s text:c="6"/>TTY <text:s text:c="6"/>TIME <text:s text:c="7"/>CMD</text:p>
      <text:p text:style-name="P151"><text:span text:style-name="T31">Z</text:span><text:span text:style-name="T34"> </text:span><text:span text:style-name="T35">means</text:span><text:span text:style-name="T34"> </text:span><text:span text:style-name="T35">a</text:span><text:span text:style-name="T34">dd a column of security data. </text:span><text:span text:style-name="T36">Where is LABEL.</text:span></text:p>
      <text:p text:style-name="P144"/>
      <text:p text:style-name="P140"/>
      <text:p text:style-name="P133">To see every process running as root:</text:p>
      <text:p text:style-name="P133"/>
      <text:p text:style-name="P145"># ps -U root -u root u</text:p>
      <text:p text:style-name="P145">displays</text:p>
      <text:p text:style-name="P145">PID <text:s text:c="7"/>TTY <text:s text:c="9"/>TIME <text:s text:c="7"/>CMD</text:p>
      <text:p text:style-name="P155"><text:span text:style-name="T12">-</text:span><text:span text:style-name="T19">U means real USER ID (RUID)</text:span></text:p>
      <text:p text:style-name="P146">-u means effective User ID (EUID)</text:p>
      <text:p text:style-name="P158"/>
      <text:p text:style-name="P54"/>
      <text:p text:style-name="P130">Others:</text:p>
      <text:p text:style-name="P130"/>
      <text:p text:style-name="P134"># ps H</text:p>
      <text:p text:style-name="P134">PID <text:s text:c="5"/>TTY <text:s text:c="5"/>STAT <text:s text:c="2"/>TIME <text:s text:c="3"/>COMMAND </text:p>
      <text:p text:style-name="P51"><text:span text:style-name="T2">H </text:span><text:span text:style-name="T69">s</text:span>how<text:span text:style-name="T69">s</text:span> threads as if they were processes.</text:p>
      <text:p text:style-name="P50"/>
      <text:p text:style-name="P10">man ls</text:p>
      <text:p text:style-name="P50"><text:s/></text:p>
      <text:p text:style-name="P50"/>
      <text:p text:style-name="P59"><text:span text:style-name="T2">ls</text:span> means list directory contents.</text:p>
      <text:p text:style-name="P60"/>
      <text:p text:style-name="P60"># ls </text:p>
      <text:p text:style-name="P60">displays list of files and folders of current directory.</text:p>
      <text:p text:style-name="P60"/>
      <text:p text:style-name="P60"># ls /home/eesha/Documents or ls Documents ( iff Documents exists in current directory)</text:p>
      <text:p text:style-name="P60">displays list of files and folders of Documents.</text:p>
      <text:p text:style-name="P60"/>
      <text:p text:style-name="P61"># ls -a or ls --all or ls -a <text:span text:style-name="T71">/home/eesha/Documents </text:span></text:p>
      <text:p text:style-name="P61">do not ignore entries starting with <text:span text:style-name="T2">.</text:span></text:p>
      <text:p text:style-name="P21"/>
      <text:p text:style-name="P62"># <text:span text:style-name="T72">ls -A or ls --almost-all or ls --almost-all /home/eesha/Documents</text:span></text:p>
      <text:p text:style-name="P63">do not display which contains only - or --.</text:p>
      <text:p text:style-name="P63"/>
      <text:p text:style-name="P63"># ls -c <text:span text:style-name="T73">or ls -t or ls -u</text:span></text:p>
      <text:p text:style-name="P63">displayed list sorted by ctime, newest first.</text:p>
      <text:p text:style-name="P63"/>
      <text:p text:style-name="P63"># ls -c -i</text:p>
      <text:p text:style-name="P63"><text:soft-page-break/>displays list sorted by ctime also including index number of each file.</text:p>
      <text:p text:style-name="P11">-i <text:span text:style-name="T40">means index number of each file.</text:span></text:p>
      <text:p text:style-name="P63"/>
      <text:p text:style-name="P92"># ls -l </text:p>
      <text:p text:style-name="P92">use a long listing format</text:p>
      <text:p text:style-name="P92"/>
      <text:p text:style-name="P93"># ls -r or ls --reverse</text:p>
      <text:p text:style-name="P93">reverse order while sorting. Reverse of -c (kind of)</text:p>
      <text:p text:style-name="P93"/>
      <text:p text:style-name="P93"># ls -R</text:p>
      <text:p text:style-name="P12"><text:span text:style-name="T40">list sub directories recursively. </text:span><text:span text:style-name="T41">Sub directories means all the files and folders of current directory, then all files and folders of each folder in current directory, and then, and then.</text:span></text:p>
      <text:p text:style-name="P13"><text:span text:style-name="T41">I</text:span><text:span text:style-name="T40">t is a very very fascinating command I ever have seen.</text:span></text:p>
      <text:p text:style-name="P94"/>
      <text:p text:style-name="P94"/>
      <text:p text:style-name="P94"/>
      <text:p text:style-name="P94"/>
      <text:p text:style-name="P94"/>
      <text:p text:style-name="P95"># ls -R Documents </text:p>
      <text:p text:style-name="P96">displays</text:p>
      <text:p text:style-name="P96"/>
      <text:p text:style-name="P96">Documents:</text:p>
      <text:p text:style-name="P96">d <text:s/>first.sql <text:s/>hello <text:s/>users.sql</text:p>
      <text:p text:style-name="P96"/>
      <text:p text:style-name="P96">Documents/d:</text:p>
      <text:p text:style-name="P96">dd</text:p>
      <text:p text:style-name="P96"/>
      <text:p text:style-name="P96">Documents/d/dd:</text:p>
      <text:p text:style-name="P94"/>
      <text:p text:style-name="P13"><text:span text:style-name="T42">(</text:span><text:span text:style-name="T40">dd have nothing)</text:span></text:p>
      <text:p text:style-name="P97"/>
      <text:p text:style-name="P13"><text:span text:style-name="T42"># </text:span><text:span text:style-name="T43">ls -s -S</text:span></text:p>
      <text:p text:style-name="P14">-s <text:span text:style-name="T40">means print the allocated size of each file.</text:span></text:p>
      <text:p text:style-name="P14">-S<text:span text:style-name="T40"> means sort by file size, descending, largest first</text:span></text:p>
      <text:p text:style-name="P98">take a look:</text:p>
      <text:p text:style-name="P98">total 52</text:p>
      <text:p text:style-name="P98">12 examples.desktop <text:s text:c="2"/>4 Downloads <text:s text:c="2"/><text:tab/>4 Public <text:s text:c="5"/><text:tab/><text:tab/>4 Videos</text:p>
      <text:p text:style-name="P98"><text:s/>4 Desktop <text:s text:c="11"/><text:tab/>4 Music <text:s text:c="6"/><text:tab/><text:tab/>4 snap <text:s text:c="7"/><text:tab/><text:tab/>4 virtualClassroom</text:p>
      <text:p text:style-name="P98"><text:s/>4 Documents <text:s text:c="9"/><text:tab/>4 Pictures <text:s text:c="3"/><text:tab/>4 Templates</text:p>
      <text:p text:style-name="P98"/>
      <text:p text:style-name="P64"># ls --sort=none/size/time/version/extension</text:p>
      <text:p text:style-name="P64"><text:soft-page-break/>all in one package. Good command.</text:p>
      <text:p text:style-name="P65">Where ls --sort=time == ls -t or ls -c</text:p>
      <text:p text:style-name="P65"/>
      <text:p text:style-name="P59"/>
      <text:p text:style-name="P67"><text:span text:style-name="T2">touch</text:span> </text:p>
      <text:p text:style-name="P67"/>
      <text:p text:style-name="P66"># touch /home/eesha/Documents sust </text:p>
      <text:p text:style-name="P66">create <text:span text:style-name="T74">a file named ‘sust’, just a text file.</text:span></text:p>
      <text:p text:style-name="P66"/>
      <text:p text:style-name="P66"/>
      <text:p text:style-name="P59"/>
      <text:p text:style-name="P15">man mv</text:p>
      <text:p text:style-name="P59"/>
      <text:p text:style-name="P66">mv means move or rename</text:p>
      <text:p text:style-name="P66"/>
      <text:p text:style-name="P66"># mv <text:span text:style-name="T75">sust hello</text:span></text:p>
      <text:p text:style-name="P68">where sust is source plain text file and hello is destination plain text file. <text:span text:style-name="T76">If destination file exists, contents of source fill be overwritten into destination file. <text:s/>If doesn’t exist, ‘hello’ named plain text file will be created then moved into it.</text:span></text:p>
      <text:p text:style-name="P68"/>
      <text:p text:style-name="P69"># mv sust.docx hello</text:p>
      <text:p text:style-name="P69">here sust is docx and hello is plain text. Source file’s will be destroyed. Be careful with extension. It should be</text:p>
      <text:p text:style-name="P69">mv sust.docx hello.docx</text:p>
      <text:p text:style-name="P69"/>
      <text:p text:style-name="P69"># <text:span text:style-name="T77">mv hello /home/eesha/Documents</text:span></text:p>
      <text:p text:style-name="P70">here, in Documents folder ‘hello’ source file will be moved.</text:p>
      <text:p text:style-name="P70"/>
      <text:p text:style-name="P70"># mv -t /home/eesha/Documents hello</text:p>
      <text:p text:style-name="P70">As same as Above.</text:p>
      <text:p text:style-name="P70"/>
      <text:p text:style-name="P70"># mv hello /home/eesha/Documents/world</text:p>
      <text:p text:style-name="P70">here, world will overwritten by hello source file. That means, all contents of hello will be overwritten into world and contents of world will be destroyed.</text:p>
      <text:p text:style-name="P70"/>
      <text:p text:style-name="P71"># mv -n hello Documents/world</text:p>
      <text:p text:style-name="P71">this command doesn’t work. <text:span text:style-name="T2">-n</text:span> means don’t overwrite an existing file.</text:p>
      <text:p text:style-name="P71">But </text:p>
      <text:p text:style-name="P71">mv -n hello Documents</text:p>
      <text:p text:style-name="P71">This will work iff in Documents folder, there is no ‘hello’ named file.</text:p>
      <text:p text:style-name="P71"/>
      <text:p text:style-name="P71"><text:soft-page-break/></text:p>
      <text:p text:style-name="P71"/>
      <text:p text:style-name="P16">man rm</text:p>
      <text:p text:style-name="P72"/>
      <text:p text:style-name="P72">rm means remove</text:p>
      <text:p text:style-name="P72"/>
      <text:p text:style-name="P72"># rm hello</text:p>
      <text:p text:style-name="P72">removes hello (if it is a file)</text:p>
      <text:p text:style-name="P72"/>
      <text:p text:style-name="P72"># rm -f hello</text:p>
      <text:p text:style-name="P72">-f means force, never prompt</text:p>
      <text:p text:style-name="P72"/>
      <text:p text:style-name="P72"># rm -d empDirec</text:p>
      <text:p text:style-name="P72">where empDirec is a empty directory</text:p>
      <text:p text:style-name="P72"/>
      <text:p text:style-name="P72"># rm -r director or rm -R director or rm --recursive director</text:p>
      <text:p text:style-name="P72">where director is directory will sub directories ( not empty). <text:s/>Remove directories and their contents recursively.</text:p>
      <text:p text:style-name="P72"/>
      <text:p text:style-name="P73"># <text:span text:style-name="T78">rm -i -r director</text:span></text:p>
      <text:p text:style-name="P74">where <text:span text:style-name="T2">-i</text:span> means prompt before every removal. And you have to give y/ yes to every removal of file or folder.</text:p>
      <text:p text:style-name="P74"/>
      <text:p text:style-name="P74"/>
      <text:p text:style-name="P74"/>
      <text:p text:style-name="P17">man mkdir</text:p>
      <text:p text:style-name="P72"/>
      <text:p text:style-name="P75">mkdir means make directories.</text:p>
      <text:p text:style-name="P75"/>
      <text:p text:style-name="P75"># mkdir hello</text:p>
      <text:p text:style-name="P75">which makes a folder named ‘hello’.</text:p>
      <text:p text:style-name="P75"/>
      <text:p text:style-name="P75"># mkdir -p hello</text:p>
      <text:p text:style-name="P75">no error if existing</text:p>
      <text:p text:style-name="P75"/>
      <text:p text:style-name="P75"># mkdir -v hellod</text:p>
      <text:p text:style-name="P75">print a message for each created directory</text:p>
      <text:p text:style-name="P75"/>
      <text:p text:style-name="P75"/>
      <text:p text:style-name="P18">man rmdir</text:p>
      <text:p text:style-name="P76"/>
      <text:p text:style-name="P76">rmdir means remove empty directories</text:p>
      <text:p text:style-name="P76"><text:soft-page-break/></text:p>
      <text:p text:style-name="P76"># rmdir hello</text:p>
      <text:p text:style-name="P76">removes ‘hello’ directory iff it is empty.</text:p>
      <text:p text:style-name="P76"/>
      <text:p text:style-name="P76"/>
      <text:p text:style-name="P76"/>
      <text:p text:style-name="P18">man more</text:p>
      <text:p text:style-name="P40"/>
      <text:p text:style-name="P76">more shows what is actually exists in a file.</text:p>
      <text:p text:style-name="P76"/>
      <text:p text:style-name="P76"># more hello</text:p>
      <text:p text:style-name="P76">views what is in hello. <text:span text:style-name="T79">Only plain text type file is viewed clearly. Odt, docx, xlsxx will not be viewed with this command.</text:span></text:p>
      <text:p text:style-name="P76"/>
      <text:p text:style-name="P76"/>
      <text:p text:style-name="P76"/>
      <text:p text:style-name="P76"/>
      <text:p text:style-name="P76"/>
      <text:p text:style-name="P19">man less</text:p>
      <text:p text:style-name="P77"/>
      <text:p text:style-name="P83">All manual pages are viewed a<text:span text:style-name="T83">ccording to</text:span> less command.</text:p>
      <text:p text:style-name="P83"/>
      <text:p text:style-name="P77">less is opposite of more. <text:span text:style-name="T80">But it has many features than more. With large input files it starts up faster than text </text:span>editors like <text:span text:style-name="T2">vi</text:span><text:span text:style-name="T5">m</text:span>. </text:p>
      <text:p text:style-name="P77"/>
      <text:p text:style-name="P78"># less hello</text:p>
      <text:p text:style-name="P78">where hello is plain text file.</text:p>
      <text:p text:style-name="P78"/>
      <text:p text:style-name="P82">ENTER means RETURN.</text:p>
      <text:p text:style-name="P82"/>
      <text:p text:style-name="P78">For scrolling forward N lines, </text:p>
      <text:p text:style-name="P78">1. press f or SPACE BAR or z. Default one window size.</text:p>
      <text:p text:style-name="P78">2. <text:span text:style-name="T2">e</text:span> or ENTER or <text:span text:style-name="T2">j</text:span>, it scrolls line by line. I prefer this.</text:p>
      <text:p text:style-name="P78">3. d, default one half of the screen.</text:p>
      <text:p text:style-name="P78"/>
      <text:p text:style-name="P78">For scrolling backward N lines,</text:p>
      <text:p text:style-name="P78">1. b or w, default one window.</text:p>
      <text:p text:style-name="P78">2. <text:span text:style-name="T2">y</text:span>, scrolls back line by line. I prefer this one.</text:p>
      <text:p text:style-name="P78">3. u, default one half of the screen.</text:p>
      <text:p text:style-name="P78"/>
      <text:p text:style-name="P79">Right Arrow: To scroll horizontally right N characters, <text:span text:style-name="T81">default half screen width. </text:span></text:p>
      <text:p text:style-name="P81"><text:soft-page-break/>Left Arrow: To Scroll horizontally left N characters, <text:span text:style-name="T81">default half screen width.</text:span></text:p>
      <text:p text:style-name="P81"/>
      <text:p text:style-name="P81"/>
      <text:p text:style-name="P82">g : Beginning of the file.</text:p>
      <text:p text:style-name="P82">G : End of the file.</text:p>
      <text:p text:style-name="P82"/>
      <text:p text:style-name="P82"/>
      <text:p text:style-name="P82"/>
      <text:p text:style-name="P80"><text:span text:style-name="T2">' </text:span><text:s text:c="5"/>(Single quote.) <text:s/>Followed by <text:span text:style-name="T82">pressing it twice</text:span>, returns to the position which was previously marked with that letter.</text:p>
      <text:p text:style-name="P80"/>
      <text:p text:style-name="P80"/>
      <text:p text:style-name="P84"># less -p hel hello</text:p>
      <text:p text:style-name="P84">This commands will find ‘hel’ word in every containing line of hello and highlight.</text:p>
      <text:p text:style-name="P84"/>
      <text:p text:style-name="P85">Or </text:p>
      <text:p text:style-name="P85"/>
      <text:p text:style-name="P85">On reading screen,</text:p>
      <text:p text:style-name="P85">type <text:span text:style-name="T2">/pattern</text:span>, which finds pattern word on the file. </text:p>
      <text:p text:style-name="P85">Example: /hello which finds all ‘hello’ with highlight.</text:p>
      <text:p text:style-name="P85"/>
      <text:p text:style-name="P85"/>
      <text:p text:style-name="P85"># /!pattern, which will find DO NOT match stuffs.</text:p>
      <text:p text:style-name="P85"/>
      <text:p text:style-name="P85"># /pattern* which will search pattern in multiple files.</text:p>
      <text:p text:style-name="P85"/>
      <text:p text:style-name="P85"># ?<text:span text:style-name="T84">pattern works like /pattern</text:span></text:p>
      <text:p text:style-name="P85"/>
      <text:p text:style-name="P86"># &amp;pattern displays only lines which match the pattern.</text:p>
      <text:p text:style-name="P86"/>
      <text:p text:style-name="P86"># <text:span text:style-name="T85">q or Q or :q or :Q or ZZ that exits less.</text:span></text:p>
      <text:p text:style-name="P86"/>
      <text:p text:style-name="P131"/>
      <text:p text:style-name="P131"/>
      <text:p text:style-name="P131">Line Editing on VIM or LESS:</text:p>
      <text:p text:style-name="P131"/>
      <text:p text:style-name="P209">Vim is an editor to create or edit a text file. </text:p>
      <text:p text:style-name="P208">There are two modes in vim. One is the command mode and another is the insert mode.</text:p>
      <text:p text:style-name="P210"><text:soft-page-break/>In the command mode, user can move around the file, delete text, etc.</text:p>
      <text:p text:style-name="P210">In the insert mode, user can insert text.</text:p>
      <text:p text:style-name="P217"><text:span text:style-name="T57">From </text:span><text:span text:style-name="T58">command mode </text:span><text:span text:style-name="T57">to </text:span><text:span text:style-name="T58">insert mode type </text:span><text:span text:style-name="T57">a</text:span><text:span text:style-name="T58">/</text:span><text:span text:style-name="T57">A</text:span><text:span text:style-name="T58">/</text:span><text:span text:style-name="T57">i</text:span><text:span text:style-name="T58">/</text:span><text:span text:style-name="T57">I</text:span><text:span text:style-name="T58">/</text:span><text:span text:style-name="T57">o</text:span><text:span text:style-name="T58">/</text:span><text:span text:style-name="T57">O. </text:span></text:p>
      <text:p text:style-name="P217"><text:span text:style-name="T57">From </text:span><text:span text:style-name="T58">insert mode </text:span><text:span text:style-name="T57">to </text:span><text:span text:style-name="T58">command mode type </text:span><text:span text:style-name="T57">Esc</text:span></text:p>
      <text:p text:style-name="P216"/>
      <text:p text:style-name="P214">Some Commands:</text:p>
      <text:p text:style-name="P212"><text:span text:style-name="T1">a </text:span>Append text following current cursor position</text:p>
      <text:p text:style-name="P211"><text:span text:style-name="T1">A </text:span>Append text to the end of current line</text:p>
      <text:p text:style-name="P211"><text:span text:style-name="T10">i</text:span><text:span text:style-name="T1"> </text:span>Insert text before the current cursor position</text:p>
      <text:p text:style-name="P211"><text:span text:style-name="T1">I </text:span>Insert text at the beginning of the cursor line</text:p>
      <text:p text:style-name="P211"><text:span text:style-name="T1">o/</text:span><text:span text:style-name="T11">O </text:span>Open up a new line following the current line and add text there</text:p>
      <text:p text:style-name="P211"/>
      <text:p text:style-name="P215"/>
      <text:p text:style-name="P220"><text:span text:style-name="T2">h</text:span> Moves the cursor one character to the left</text:p>
      <text:p text:style-name="P220"><text:span text:style-name="T2">l </text:span>Moves the cursor one character to the right</text:p>
      <text:p text:style-name="P227"><text:span text:style-name="T2">k</text:span> Moves the cursor up one line</text:p>
      <text:p text:style-name="P227"><text:span text:style-name="T2">j </text:span>Moves the cursor down one line</text:p>
      <text:p text:style-name="P220"/>
      <text:p text:style-name="P220"><text:span text:style-name="T2">^U</text:span> Up half screenful</text:p>
      <text:p text:style-name="P220"><text:span text:style-name="T2">^D</text:span> Down half screenful</text:p>
      <text:p text:style-name="P220"><text:span text:style-name="T2">x</text:span> Delete character</text:p>
      <text:p text:style-name="P220"/>
      <text:p text:style-name="P218"/>
      <text:p text:style-name="P219"><text:span text:style-name="T61">man date</text:span><text:span text:style-name="T57"><text:line-break/></text:span></text:p>
      <text:p text:style-name="P213">date print the system’s date and time</text:p>
      <text:p text:style-name="P213"/>
      <text:p text:style-name="P221"># date </text:p>
      <text:p text:style-name="P221">Sun Mar 31 05:33:10 +06 2019</text:p>
      <text:p text:style-name="P221"/>
      <text:p text:style-name="P224"><text:soft-page-break/><text:span text:style-name="T59"># date -</text:span><text:span text:style-name="T60">d </text:span><text:span text:style-name="T59">now </text:span><text:span text:style-name="T60">or today or tomorrow or Sunday or last-sunday</text:span></text:p>
      <text:p text:style-name="P225"><text:span text:style-name="T62">-</text:span><text:span text:style-name="T63">d</text:span><text:span text:style-name="T60"> display time described by STRING.</text:span></text:p>
      <text:p text:style-name="P222"/>
      <text:p text:style-name="P226"><text:span text:style-name="T60"># </text:span><text:span text:style-name="T59">date -d “1997-09-12”</text:span></text:p>
      <text:p text:style-name="P221">Fri Sep 12 00:00:00 +06 1997</text:p>
      <text:p text:style-name="P221"/>
      <text:p text:style-name="P223"># date +%s</text:p>
      <text:p text:style-name="P135">%s <text:span text:style-name="T86">stands for</text:span> seconds since <text:span text:style-name="T2">1970-01-01 00:00:00 UTC</text:span></text:p>
      <text:p text:style-name="P135">1553989228 <text:span text:style-name="T88">(it is total seconds since 1970-01-01 to current time)</text:span></text:p>
      <text:p text:style-name="P131"/>
      <text:p text:style-name="P136"># date -d "1974-01-04" +"%s" <text:span text:style-name="T87">(no space after +)</text:span></text:p>
      <text:p text:style-name="P136">126468000</text:p>
      <text:p text:style-name="P136"/>
      <text:p text:style-name="P147"/>
      <text:p text:style-name="P147"/>
      <text:p text:style-name="P147"/>
      <text:p text:style-name="P147"/>
      <text:p text:style-name="P147"/>
      <text:p text:style-name="P147">man time</text:p>
      <text:p text:style-name="P137"/>
      <text:p text:style-name="P138">time means run programs and summarize system resource usage.</text:p>
      <text:p text:style-name="P138"/>
      <text:p text:style-name="P139"># type time</text:p>
      <text:p text:style-name="P139">time is a shell keyword</text:p>
      <text:p text:style-name="P139"/>
      <text:p text:style-name="P139">We will work where time is a shell keyword.</text:p>
      <text:p text:style-name="P139"/>
      <text:p text:style-name="P139"># time </text:p>
      <text:p text:style-name="P135">real<text:tab/>0m0.000s</text:p>
      <text:p text:style-name="P135">user<text:tab/>0m0.000s</text:p>
      <text:p text:style-name="P135">sys<text:tab/>0m0.000s</text:p>
      <text:p text:style-name="P135"/>
      <text:p text:style-name="P152"><text:span text:style-name="T23">where real time i</text:span><text:span text:style-name="T22">s the time from start to finish of the call. It is the time from the moment you hit the Enter key until the moment the </text:span><text:span text:style-name="T29">task</text:span><text:span text:style-name="T22"> command is completed.</text:span></text:p>
      <text:p text:style-name="P152"><text:span text:style-name="T24">user - amount of CPU time spent in </text:span><text:span text:style-name="T30">user mode</text:span><text:span text:style-name="T24">.</text:span></text:p>
      <text:p text:style-name="P42">system or sys - amount of CPU time spent in <text:span text:style-name="T2">kernel mode</text:span>.</text:p>
      <text:p text:style-name="P39"/>
      <text:p text:style-name="P39"/>
      <text:p text:style-name="P99">time options command arguments</text:p>
      <text:p text:style-name="P99"/>
      <text:p text:style-name="P99"><text:soft-page-break/></text:p>
      <text:p text:style-name="P87"># time -<text:span text:style-name="T89">p mkdir newfile</text:span></text:p>
      <text:p text:style-name="P2">-<text:span text:style-name="T89">p </text:span><text:span text:style-name="T44">means time format will be printed in POSIX format.</text:span></text:p>
      <text:p text:style-name="P22"><text:span text:style-name="T44">H</text:span><text:span text:style-name="T40">ow much time a CPU takes to create a new directory.</text:span></text:p>
      <text:p text:style-name="P102">real 0.00</text:p>
      <text:p text:style-name="P102">user 0.00</text:p>
      <text:p text:style-name="P102">sys 0.00</text:p>
      <text:p text:style-name="P102"/>
      <text:p text:style-name="P23"><text:span text:style-name="T40"># </text:span><text:span text:style-name="T45">time </text:span><text:span text:style-name="T46">df</text:span></text:p>
      <text:p text:style-name="P23"><text:span text:style-name="T46">Calculates free disk space using the </text:span><text:span text:style-name="T90">df</text:span><text:span text:style-name="T46"> command and reports how long it took for the command to complete.</text:span></text:p>
      <text:p text:style-name="P100">Filesystem <text:s text:c="4"/>1K-blocks <text:s text:c="4"/>Used Available <text:s text:c="7"/>Use% <text:tab/><text:tab/>Mounted on</text:p>
      <text:p text:style-name="P100"/>
      <text:p text:style-name="P100"/>
      <text:p text:style-name="P101"># time wc hello</text:p>
      <text:p text:style-name="P101">70 <text:s/>255 1389 hello</text:p>
      <text:p text:style-name="P101">where 70 is number of lines.</text:p>
      <text:p text:style-name="P101">255 is the number of words.</text:p>
      <text:p text:style-name="P101">1389 is the number of bytes.</text:p>
      <text:p text:style-name="P101">@ wc prints newline, word and byte counts for each file.</text:p>
      <text:p text:style-name="P101"/>
      <text:p text:style-name="P101"/>
      <text:p text:style-name="P101"/>
      <text:p text:style-name="P101"/>
      <text:p text:style-name="P27"/>
      <text:p text:style-name="P24">man kill</text:p>
      <text:p text:style-name="P103"/>
      <text:p text:style-name="P104">kill command actually sends a signal to a process of kernal</text:p>
      <text:p text:style-name="P104"/>
      <text:p text:style-name="P107">kill options PID</text:p>
      <text:p text:style-name="P107"/>
      <text:p text:style-name="P104"># kill -9 -1 </text:p>
      <text:p text:style-name="P104">which kill all processes you can kill.</text:p>
      <text:p text:style-name="P105">-<text:span text:style-name="T92">9 is alternate signal. (option)</text:span></text:p>
      <text:p text:style-name="P105"><text:span text:style-name="T2">PID</text:span> -1 indicates all processes except the kill process itself and init<text:span text:style-name="T91">ial.</text:span></text:p>
      <text:p text:style-name="P106">Negative PID values may be used to choose whole process groups.</text:p>
      <text:p text:style-name="P106"/>
      <text:p text:style-name="P104"># kill -l 11</text:p>
      <text:p text:style-name="P104">Translate number 11 into a signal name.</text:p>
      <text:p text:style-name="P104">SEGV</text:p>
      <text:p text:style-name="P104"/>
      <text:p text:style-name="P104"># kill -L</text:p>
      <text:p text:style-name="P104"><text:soft-page-break/>List signal names in a nice table.</text:p>
      <text:p text:style-name="P104"/>
      <text:p text:style-name="P108">#kill 123</text:p>
      <text:p text:style-name="P108">Send the default signal to that process.</text:p>
      <text:p text:style-name="P108"/>
      <text:p text:style-name="P108"/>
      <text:p text:style-name="P108"/>
      <text:p text:style-name="P25">man history</text:p>
      <text:p text:style-name="P25"/>
      <text:p text:style-name="P109">history command prints all stuffs that I wrote on terminal from begin to current.</text:p>
      <text:p text:style-name="P109"/>
      <text:p text:style-name="P109"># history</text:p>
      <text:p text:style-name="P109"><text:s text:c="4"/>1 <text:s/>sudo apt-get update</text:p>
      <text:p text:style-name="P109"><text:s text:c="4"/>2 <text:s/>sudo apt-get upgrade</text:p>
      <text:p text:style-name="P109"><text:s text:c="4"/>3 <text:s/>ls</text:p>
      <text:p text:style-name="P109"><text:s text:c="4"/>4 <text:s/>tar xvjf firefox-64.0.2.tar.bz2</text:p>
      <text:p text:style-name="P109"><text:s text:c="4"/>5 <text:s/>./configure</text:p>
      <text:p text:style-name="P109"><text:s text:c="4"/>6 <text:s/>sudo apt-get install tweak</text:p>
      <text:p text:style-name="P109"><text:s text:c="4"/>7 <text:s/>rm /var/lib/dpkg/lock</text:p>
      <text:p text:style-name="P109"><text:s text:c="4"/>8 <text:s/>sudo bash</text:p>
      <text:p text:style-name="P109"><text:s text:c="4"/>9 <text:s/>rm /var/lib/dpkg/lock</text:p>
      <text:p text:style-name="P109"><text:s text:c="3"/>10 <text:s/>apt-get install tweak</text:p>
      <text:p text:style-name="P109"><text:s text:c="3"/>11 <text:s/>apt-get install gnome-tweak</text:p>
      <text:p text:style-name="P110">and so on..</text:p>
      <text:p text:style-name="P110"/>
      <text:p text:style-name="P110"># !<text:span text:style-name="T93">1</text:span></text:p>
      <text:p text:style-name="P111">this command will work as history’s 1 command. </text:p>
      <text:p text:style-name="P111">sudo apt-get update</text:p>
      <text:p text:style-name="P111"/>
      <text:p text:style-name="P112"># history | grep update </text:p>
      <text:p text:style-name="P112">This pipe command will find and show all commands with ‘update’.</text:p>
      <text:p text:style-name="P112"/>
      <text:p text:style-name="P113"># history | tail -n 3 or history | tail -n (number)</text:p>
      <text:p text:style-name="P113">This command will show last executed 3 commands.</text:p>
      <text:p text:style-name="P113"/>
      <text:p text:style-name="P113"/>
      <text:p text:style-name="P113"/>
      <text:p text:style-name="P113"/>
      <text:p text:style-name="P26">man chmod</text:p>
      <text:p text:style-name="P114"/>
      <text:p text:style-name="P114"/>
      <text:p text:style-name="P115"><text:soft-page-break/>It is a very important command in Linux.</text:p>
      <text:p text:style-name="P118">chmod stands for change mode, change file mode bits, <text:span text:style-name="T94">change permissions of files or directories.</text:span></text:p>
      <text:p text:style-name="P118"/>
      <text:p text:style-name="P119">We have :</text:p>
      <text:p text:style-name="P119">1. (u) owner of the file</text:p>
      <text:p text:style-name="P119">2. (g) group who owns the file</text:p>
      <text:p text:style-name="P119">3. (o) anyone others</text:p>
      <text:p text:style-name="P119">4. (a) all</text:p>
      <text:p text:style-name="P118"/>
      <text:p text:style-name="P120">Two ways to represent these permissions.</text:p>
      <text:p text:style-name="P120">1. Alphabetical way</text:p>
      <text:p text:style-name="P120">2. Octal way</text:p>
      <text:p text:style-name="P120"/>
      <text:p text:style-name="P121">rwx stands for read, write, execute.</text:p>
      <text:p text:style-name="P121"/>
      <text:p text:style-name="P122">4 2 1 stands for read, write, execute.</text:p>
      <text:p text:style-name="P122"/>
      <text:p text:style-name="P123">7 stands 4+2+1 which means read, write and execute.</text:p>
      <text:p text:style-name="P123">6 stands for 4+2 which means read and write.</text:p>
      <text:p text:style-name="P123">5 stands for 4+1 which means read and execute.</text:p>
      <text:p text:style-name="P123">0 stands for no <text:span text:style-name="T104">permission.</text:span></text:p>
      <text:p text:style-name="P123">And so on.</text:p>
      <text:p text:style-name="P121"/>
      <text:p text:style-name="P117"><text:span text:style-name="T94"># </text:span>chmod <text:span text:style-name="T96">options</text:span> <text:span text:style-name="T2">permissions</text:span> <text:span text:style-name="T98">file_name</text:span></text:p>
      <text:p text:style-name="P121"/>
      <text:p text:style-name="P121"># chmod <text:span text:style-name="T2">u=rwx,g=rw,o=r</text:span> <text:span text:style-name="T98">hellofile</text:span> <text:span text:style-name="T95">or chmod </text:span><text:span text:style-name="T101">764</text:span><text:span text:style-name="T95"> </text:span><text:span text:style-name="T99">hellofile</text:span></text:p>
      <text:p text:style-name="P121">This command means:</text:p>
      <text:p text:style-name="P124">Owner of the file can read,write and execute.</text:p>
      <text:p text:style-name="P124">Group who owns the file can read and write.</text:p>
      <text:p text:style-name="P124">Anyone others can only read.</text:p>
      <text:p text:style-name="P120"/>
      <text:p text:style-name="P125">@ To see a file or directory’s permission :</text:p>
      <text:p text:style-name="P125"># ls <text:span text:style-name="T96">-l</text:span> <text:span text:style-name="T98">filename/folder</text:span></text:p>
      <text:p text:style-name="P125"/>
      <text:p text:style-name="P125"># ls <text:span text:style-name="T96">-l</text:span> <text:span text:style-name="T98">hellofile</text:span></text:p>
      <text:p text:style-name="P125">-rw-r--r-- 1 eesha eesha 1389 Mar 31 17:26 hellofile</text:p>
      <text:p text:style-name="P125"/>
      <text:p text:style-name="P125">where </text:p>
      <text:p text:style-name="P125"><text:span text:style-name="T106">1. </text:span>first ‘-’ <text:span text:style-name="T105">represents the file type. "-" for a regular file, "d" for a directory, "l" for a symbolic link. </text:span></text:p>
      <text:p text:style-name="P126">2. rw- represents user’s permissions. Read, write, But no execution.</text:p>
      <text:p text:style-name="P126"><text:soft-page-break/>3. r- - represents group’s permissions. Read Only.</text:p>
      <text:p text:style-name="P126">4. r- - represents other’s permissions. Read Only.</text:p>
      <text:p text:style-name="P126">5. 1, number of hard links for the file.</text:p>
      <text:p text:style-name="P126">6. eesha user.</text:p>
      <text:p text:style-name="P126">7. eesha group.</text:p>
      <text:p text:style-name="P126">8. 1389, size of the file in blocks. <text:span text:style-name="T114">1389 </text:span><text:span text:style-name="T7">byte</text:span><text:span text:style-name="T114"> actually.</text:span></text:p>
      <text:p text:style-name="P126">9. Mar 31 17:26 ( last modified time)</text:p>
      <text:p text:style-name="P126">10. hellofile, file name</text:p>
      <text:p text:style-name="P126"/>
      <text:p text:style-name="P126"/>
      <text:p text:style-name="P127"># chmod <text:span text:style-name="T96">-R </text:span><text:span text:style-name="T102">755 </text:span><text:span text:style-name="T100">hellofolder</text:span></text:p>
      <text:p text:style-name="P126"><text:span text:style-name="T96">-</text:span><text:span text:style-name="T97">R</text:span><text:span text:style-name="T107"> c</text:span>hange<text:span text:style-name="T107">s</text:span> files and directories recursively.</text:p>
      <text:p text:style-name="P116"/>
      <text:p text:style-name="P116"/>
      <text:p text:style-name="P128"># chmod <text:span text:style-name="T2">u+s</text:span> <text:span text:style-name="T98">hello </text:span><text:span text:style-name="T103">(-rwsr- -r- -)</text:span></text:p>
      <text:p text:style-name="P168">where u+s means, user(owner)= Set-User-ID. That means anyone who attempts to access that file does so as if they are the owner of the file.</text:p>
      <text:p text:style-name="P168"><text:span text:style-name="T108">Where ‘</text:span>+’ causes the selected file mode bits to be added to the existing file mode.</text:p>
      <text:p text:style-name="P168"/>
      <text:p text:style-name="P169"># chmod u-s hello (-rwxr- -r- -)</text:p>
      <text:p text:style-name="P169">Opp<text:span text:style-name="T109">o</text:span>site of above.</text:p>
      <text:p text:style-name="P169"/>
      <text:p text:style-name="P171"># chmod a=rw hello</text:p>
      <text:p text:style-name="P170">read and write by everyone.</text:p>
      <text:p text:style-name="P169"/>
      <text:p text:style-name="P169"/>
      <text:p text:style-name="P169"/>
      <text:p text:style-name="P168"/>
      <text:p text:style-name="P196">man chown</text:p>
      <text:p text:style-name="P196"/>
      <text:p text:style-name="P172"><text:span text:style-name="T2">chown</text:span> command changes <text:span text:style-name="T2">ownership</text:span> of files and directories in a Linux <text:span text:style-name="T110">file system.</text:span></text:p>
      <text:p text:style-name="P172"/>
      <text:p text:style-name="P172"/>
      <text:p text:style-name="P173"># chown <text:span text:style-name="T96">options</text:span> <text:span text:style-name="T2">ug</text:span><text:span text:style-name="T6">o</text:span><text:span text:style-name="T2">(who will own the file)</text:span> <text:span text:style-name="T111">filename</text:span></text:p>
      <text:p text:style-name="P172"/>
      <text:p text:style-name="P172">‘:’ <text:span text:style-name="T113">means omission.</text:span></text:p>
      <text:p text:style-name="P172"/>
      <text:p text:style-name="P174">@ user (user will own, <text:span text:style-name="T115">others be unchanged</text:span>)</text:p>
      <text:p text:style-name="P174">@ user: (user own, group is omitted)</text:p>
      <text:p text:style-name="P174">@ user:group (user,group both will own)</text:p>
      <text:p text:style-name="P174"><text:soft-page-break/>@ : (nothing changes)</text:p>
      <text:p text:style-name="P174"/>
      <text:h text:style-name="Heading_20_2" text:outline-level="2"/>
      <text:p text:style-name="P175">@ Only <text:span text:style-name="T2">root</text:span> can change the owner of a file. Use <text:span text:style-name="T2">sudo </text:span>for it.</text:p>
      <text:p text:style-name="P175"/>
      <text:p text:style-name="P175"># sudo chown <text:span text:style-name="T2">root:</text:span> <text:span text:style-name="T111">hello.sql </text:span></text:p>
      <text:p text:style-name="P176">or, sudo chown root:root hello.sql</text:p>
      <text:p text:style-name="P175">eesha (normal user) owned hello.sql before. But now, <text:span text:style-name="T2">root </text:span>and<text:span text:style-name="T2"> root_group </text:span>(because of :) will own hello.sql file. That’s all</text:p>
      <text:p text:style-name="P175"/>
      <text:p text:style-name="P177"># sudo chown <text:span text:style-name="T96">-R</text:span> <text:span text:style-name="T2">root:</text:span> <text:span text:style-name="T111">Documents</text:span></text:p>
      <text:p text:style-name="P178"><text:span text:style-name="T96">-</text:span><text:span text:style-name="T97">R</text:span><text:span text:style-name="T112"> </text:span><text:span text:style-name="T107">c</text:span>hange<text:span text:style-name="T107">s</text:span> files and directories recursively.</text:p>
      <text:p text:style-name="P178"/>
      <text:p text:style-name="P178"/>
      <text:p text:style-name="P179">@ Group</text:p>
      <text:p text:style-name="P179"/>
      <text:p text:style-name="P179">In Linux, a user can be a member of multiple groups, but it has only one "current group". <text:s/>The user's current group is the user's group identity, or <text:span text:style-name="T2">GID</text:span>.</text:p>
      <text:p text:style-name="P179"># id -g</text:p>
      <text:p text:style-name="P179"><text:span text:style-name="T2">-g</text:span> to check your current group.</text:p>
      <text:p text:style-name="P180">1000</text:p>
      <text:p text:style-name="P180"/>
      <text:p text:style-name="P180"># id -ng</text:p>
      <text:p text:style-name="P180"><text:span text:style-name="T2">-n</text:span> name it.</text:p>
      <text:p text:style-name="P181">eesha</text:p>
      <text:p text:style-name="P181"/>
      <text:p text:style-name="P181"/>
      <text:p text:style-name="P180"># id -nG</text:p>
      <text:p text:style-name="P180"><text:span text:style-name="T2">-G</text:span> all of the groups existing in OS.</text:p>
      <text:p text:style-name="P180">eesha <text:s/>adm <text:s/>cdrom <text:s/>sudo <text:s/>dip <text:s/>plugdev <text:s/>lpadmin <text:s text:c="2"/>sambashare</text:p>
      <text:p text:style-name="P180"/>
      <text:p text:style-name="P182"># sudo ch<text:span text:style-name="T116">own</text:span> :dip hellofile</text:p>
      <text:p text:style-name="P182">-rwxrw-r-- 1 eesha dip 1389 Mar 31 17:26 hello</text:p>
      <text:p text:style-name="P182"/>
      <text:p text:style-name="P183"># sudo chown 1000:1000 hellofile</text:p>
      <text:p text:style-name="P183">or sudo chown eesha:eesha hellofile</text:p>
      <text:p text:style-name="P183">where 1000:<text:span text:style-name="T117">1000</text:span> is <text:span text:style-name="T8">UID:</text:span><text:span text:style-name="T2">GID.</text:span></text:p>
      <text:p text:style-name="P207"/>
      <text:p text:style-name="P207"/>
      <text:p text:style-name="P207"/>
      <text:p text:style-name="P207"/>
      <text:p text:style-name="P197"><text:soft-page-break/><text:s/><text:span text:style-name="T118">man </text:span>finger</text:p>
      <text:p text:style-name="P197"/>
      <text:p text:style-name="P184"><text:span text:style-name="T2">finger</text:span> looks up and displays information about system <text:span text:style-name="T2">users</text:span>.</text:p>
      <text:p text:style-name="P184"/>
      <text:p text:style-name="P185"># finger <text:span text:style-name="T96">options</text:span> users</text:p>
      <text:p text:style-name="P185"/>
      <text:p text:style-name="P186"># finger -s eesha</text:p>
      <text:p text:style-name="P186"><text:span text:style-name="T2">-s</text:span> displays the user's login name, real name, terminal name and write status, idle time, login time, office location and office phone number. </text:p>
      <text:p text:style-name="P186"/>
      <text:p text:style-name="P184">Login <text:s text:c="4"/>Name <text:s text:c="6"/>Tty <text:s text:c="5"/>Idle <text:s text:c="2"/>Login Time <text:s text:c="7"/>Office <text:s text:c="4"/>Office Phone</text:p>
      <text:p text:style-name="P184">eesha <text:s text:c="4"/>eesha <text:s text:c="4"/>*:0 <text:s text:c="12"/><text:tab/> <text:s/>Mar 31 20:59 <text:s text:c="3"/>(:0)</text:p>
      <text:p text:style-name="P207"/>
      <text:p text:style-name="P187"># finger -l eesha</text:p>
      <text:p text:style-name="P187"><text:span text:style-name="T2">-l</text:span> displays user's home directory, home phone number, login shell, mail status, and the contents of the files “.plan”. </text:p>
      <text:p text:style-name="P187"/>
      <text:p text:style-name="P187">Login: eesha <text:s text:c="9"/><text:tab/><text:tab/><text:tab/>Name: eesha</text:p>
      <text:p text:style-name="P187">Directory: /home/eesha <text:s text:c="13"/><text:tab/>Shell: /bin/bash</text:p>
      <text:p text:style-name="P187">On since Sun Mar 31 20:59 (+06) on :0 from :0 (messages off)</text:p>
      <text:p text:style-name="P187">No mail.</text:p>
      <text:p text:style-name="P187">No Plan.</text:p>
      <text:p text:style-name="P187"/>
      <text:p text:style-name="P187"># finger -p root</text:p>
      <text:p text:style-name="P187"><text:span text:style-name="T2">-p</text:span> prevents from “.plan”, “.project” .</text:p>
      <text:p text:style-name="P187">Login: root <text:s text:c="10"/><text:tab/><text:tab/><text:tab/>Name: root</text:p>
      <text:p text:style-name="P187">Directory: /root <text:s text:c="19"/><text:tab/>Shell: /bin/bash</text:p>
      <text:p text:style-name="P187">Never logged in.</text:p>
      <text:p text:style-name="P187">No mail.</text:p>
      <text:p text:style-name="P187"/>
      <text:p text:style-name="P187"/>
      <text:p text:style-name="P187"/>
      <text:p text:style-name="P187"/>
      <text:p text:style-name="P198">man pwd</text:p>
      <text:p text:style-name="P187"/>
      <text:p text:style-name="P187"/>
      <text:p text:style-name="P188"><text:span text:style-name="T2">pwd</text:span> means print the name of working/current directory.</text:p>
      <text:p text:style-name="P188"/>
      <text:p text:style-name="P188"># pwd or pwd -P </text:p>
      <text:p text:style-name="P188">prints current directory.</text:p>
      <text:p text:style-name="P188">/home/eesha/Documents</text:p>
      <text:p text:style-name="P188">avoid all symlinks</text:p>
      <text:p text:style-name="P188"><text:soft-page-break/></text:p>
      <text:p text:style-name="P188"/>
      <text:p text:style-name="P188"># pwd -L</text:p>
      <text:p text:style-name="P188">use PWD from environment, even if it contains symlinks</text:p>
      <text:p text:style-name="P188"/>
      <text:p text:style-name="P188"/>
      <text:p text:style-name="P188"/>
      <text:p text:style-name="P200">man cal</text:p>
      <text:p text:style-name="P199"/>
      <text:p text:style-name="P189"><text:span text:style-name="T2">cal</text:span> command displays a simple, formatted calendar in your terminal.</text:p>
      <text:p text:style-name="P201">ncal <text:span text:style-name="T65">provides the same functions of cal, but it can display the calendar vertically and some extra options.</text:span></text:p>
      <text:p text:style-name="P159"/>
      <text:p text:style-name="P159"/>
      <text:p text:style-name="P160"># cal or ncal</text:p>
      <text:p text:style-name="P160">displays present date with highlight and month.</text:p>
      <text:p text:style-name="P160"/>
      <text:p text:style-name="P161"># cal -3</text:p>
      <text:p text:style-name="P161">Display last month, this month, and next month.</text:p>
      <text:p text:style-name="P161"/>
      <text:p text:style-name="P162"># cal -m February </text:p>
      <text:p text:style-name="P162">or cal -m Feb </text:p>
      <text:p text:style-name="P162">or cal -m 2</text:p>
      <text:p text:style-name="P161">Displays Feb. As same as ncal</text:p>
      <text:p text:style-name="P161"/>
      <text:p text:style-name="P162"># cal -y 1996 </text:p>
      <text:p text:style-name="P162">or cal 1996</text:p>
      <text:p text:style-name="P161">Entire calendar of 1996</text:p>
      <text:p text:style-name="P161"/>
      <text:p text:style-name="P202"><text:span text:style-name="T65"># cal -d 1996-09 </text:span><text:span text:style-name="T66">(yyyy-mm) </text:span></text:p>
      <text:p text:style-name="P163">or cal 09 1996</text:p>
      <text:p text:style-name="P161">displays September of 1996</text:p>
      <text:p text:style-name="P161"/>
      <text:p text:style-name="P164"># ncal -w 2008</text:p>
      <text:p text:style-name="P203"><text:span text:style-name="T64">-w</text:span><text:span text:style-name="T65"> means week numbers. Displays week number .</text:span></text:p>
      <text:p text:style-name="P164"/>
      <text:p text:style-name="P164"/>
      <text:p text:style-name="P165"># cal -j 2008</text:p>
      <text:p text:style-name="P165">or ncal -J 2008</text:p>
      <text:p text:style-name="P204"><text:span text:style-name="T65">Jul</text:span><text:span text:style-name="T67">i</text:span><text:span text:style-name="T65">an Calendar.</text:span></text:p>
      <text:p text:style-name="P165"/>
      <text:p text:style-name="P165"/>
      <text:p text:style-name="P165"><text:soft-page-break/></text:p>
      <text:p text:style-name="P165"/>
      <text:p text:style-name="P166">man logout</text:p>
      <text:p text:style-name="P167"/>
      <text:p text:style-name="P190"><text:span text:style-name="T2">exit/</text:span><text:span text:style-name="T9">logout/bye/lo</text:span> command<text:span text:style-name="T119">s</text:span> at the shell prompt will cause the shell to exit.</text:p>
      <text:p text:style-name="P190"/>
      <text:p text:style-name="P190"><text:span text:style-name="T119">@ </text:span>write utmp and wtmp entries. </text:p>
      <text:p text:style-name="P191">@ The utmp <text:s/>file <text:s/>records <text:s/>who is currently using the system. The wtmp file records all logins and logouts. </text:p>
      <text:p text:style-name="P191"/>
      <text:p text:style-name="P191"># exit</text:p>
      <text:p text:style-name="P191"/>
      <text:p text:style-name="P191"/>
      <text:p text:style-name="P206">man shutdown</text:p>
      <text:p text:style-name="P205"/>
      <text:p text:style-name="P191"><text:span text:style-name="T120">Shut down means </text:span>Halt, power-off or reboot the machine.</text:p>
      <text:p text:style-name="P191"/>
      <text:p text:style-name="P191"/>
      <text:p text:style-name="P194"># shutdown <text:span text:style-name="T96">options</text:span> TIME (24 CLOCK)</text:p>
      <text:p text:style-name="P192"># shutdown or shutdown -P <text:span text:style-name="T121">or shutdown now</text:span></text:p>
      <text:p text:style-name="P192">Power-off PC <text:span text:style-name="T121">immediate</text:span></text:p>
      <text:p text:style-name="P192"/>
      <text:p text:style-name="P192"># shutdown -r or shutdown -r now</text:p>
      <text:p text:style-name="P193">reboot the system <text:span text:style-name="T121">immediate.</text:span></text:p>
      <text:p text:style-name="P192"/>
      <text:p text:style-name="P194"># shutdown - -reboot 10:10</text:p>
      <text:p text:style-name="P194">reboots at 10:10 AM (24 hr)</text:p>
      <text:p text:style-name="P194"/>
      <text:p text:style-name="P194"/>
      <text:p text:style-name="P194"/>
      <text:p text:style-name="P194"/>
      <text:p text:style-name="P1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inherit" svg:font-family="inherit"/>
    <style:font-face style:name="DejaVu Sans Mono" svg:font-family="'DejaVu Sans Mono'" style:font-family-generic="modern" style:font-pitch="fixed"/>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19:20:12.007499685</meta:creation-date>
    <dc:date>2019-04-04T05:50:54.996713461</dc:date>
    <meta:editing-duration>P1DT6H46M59S</meta:editing-duration>
    <meta:editing-cycles>240</meta:editing-cycles>
    <meta:generator>LibreOffice/6.0.7.3$Linux_X86_64 LibreOffice_project/00m0$Build-3</meta:generator>
    <meta:document-statistic meta:table-count="0" meta:image-count="0" meta:object-count="0" meta:page-count="20" meta:paragraph-count="475" meta:word-count="3147" meta:character-count="17595" meta:non-whitespace-character-count="14410"/>
  </office:meta>
</office:document-meta>
</file>